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Nunito" svg:font-family="Nunito, sans-serif"/>
    <style:font-face style:name="arial" svg:font-family="arial, helvetica, sans-serif"/>
    <style:font-face style:name="inherit" svg:font-family="inherit"/>
    <style:font-face style:name="urw-din" svg:font-family="urw-din, sans-serif"/>
    <style:font-face style:name="var font-sofia-pro1" svg:font-family="'var font-sofia-pro'"/>
    <style:font-face style:name="var font-sofia-pro"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265cm" fo:margin-bottom="0.265cm" loext:contextual-spacing="false" fo:line-height="110%" fo:text-align="justify" style:justify-single-word="false" fo:orphans="2" fo:widows="2"/>
      <style:text-properties fo:font-size="10pt" style:font-size-asian="10pt" style:font-size-complex="10pt"/>
    </style:style>
    <style:style style:name="P2" style:family="paragraph" style:parent-style-name="Horizontal_20_Line">
      <style:text-properties fo:font-size="10pt" style:font-size-asian="10pt" style:font-size-complex="10pt"/>
    </style:style>
    <style:style style:name="P3" style:family="paragraph" style:parent-style-name="Horizontal_20_Line">
      <style:paragraph-properties fo:orphans="2" fo:widows="2"/>
      <style:text-properties fo:font-size="10pt" style:font-size-asian="10pt" style:font-size-complex="10pt"/>
    </style:style>
    <style:style style:name="P4" style:family="paragraph" style:parent-style-name="Horizontal_20_Line">
      <style:paragraph-properties fo:orphans="1"/>
      <style:text-properties fo:font-size="10pt" style:font-size-asian="10pt" style:font-size-complex="10pt"/>
    </style:style>
    <style:style style:name="P5"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6"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style:style>
    <style:style style:name="P7"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loext:padding="0cm" loext:border="none"/>
    </style:style>
    <style:style style:name="P8"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arial" fo:font-size="10pt" fo:letter-spacing="normal" fo:font-style="normal" fo:font-weight="normal" style:font-size-asian="10pt" style:font-size-complex="10pt"/>
    </style:style>
    <style:style style:name="P9"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fo:font-size="10pt" fo:letter-spacing="normal" style:font-size-asian="10pt" style:font-size-complex="10pt" loext:padding="0cm" loext:border="none"/>
    </style:style>
    <style:style style:name="P10"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11" style:family="paragraph" style:parent-style-name="Standard">
      <style:paragraph-properties fo:text-align="justify" style:justify-single-word="false"/>
      <style:text-properties fo:font-variant="normal" fo:text-transform="none" fo:color="#262932" style:font-name="var font-sofia-pro1" fo:font-size="10pt" fo:letter-spacing="normal" fo:font-style="normal" fo:font-weight="bold" fo:background-color="#ffffff" style:font-size-asian="10pt" style:font-size-complex="10pt" loext:padding="0cm" loext:border="none"/>
    </style:style>
    <style:style style:name="P12" style:family="paragraph" style:parent-style-name="Standard">
      <style:paragraph-properties fo:text-align="justify" style:justify-single-word="false"/>
      <style:text-properties fo:color="#262932" style:font-name="var font-sofia-pro1" fo:font-size="10pt" fo:letter-spacing="normal" fo:font-weight="bold" fo:background-color="#ffffff" style:font-size-asian="10pt" style:font-size-complex="10pt" loext:padding="0cm" loext:border="none"/>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margin-left="0cm" fo:margin-right="0cm" fo:text-indent="0cm" style:auto-text-indent="false"/>
      <style:text-properties fo:color="#262932" style:font-name="var font-sofia-pro1" fo:font-size="10pt" fo:letter-spacing="normal" fo:font-weight="bold" fo:background-color="#ffffff" style:font-size-asian="10pt" style:font-size-complex="10pt" loext:padding="0cm" loext:border="none"/>
    </style:style>
    <style:style style:name="P15" style:family="paragraph" style:parent-style-name="Standard">
      <style:paragraph-properties fo:margin-left="0cm" fo:margin-right="0cm" fo:text-indent="0cm" style:auto-text-indent="false"/>
      <style:text-properties fo:font-variant="normal" fo:text-transform="none" fo:color="#262932" style:font-name="var font-sofia-pro1" fo:font-size="10pt" fo:letter-spacing="normal" fo:font-style="normal" fo:font-weight="bold" fo:background-color="#ffffff" style:font-size-asian="10pt" style:font-size-complex="10pt" loext:padding="0cm" loext:border="none"/>
    </style:style>
    <style:style style:name="P16" style:family="paragraph" style:parent-style-name="Standard">
      <style:paragraph-properties fo:margin-left="0cm" fo:margin-right="0cm" fo:margin-top="0cm" fo:margin-bottom="0.318cm" loext:contextual-spacing="false" fo:line-height="110%" fo:text-align="justify" style:justify-single-word="false" fo:orphans="2" fo:widows="2" fo:text-indent="0cm" style:auto-text-indent="false"/>
      <style:text-properties officeooo:paragraph-rsid="000bbd37"/>
    </style:style>
    <style:style style:name="P17" style:family="paragraph" style:parent-style-name="Standard">
      <style:paragraph-properties fo:margin-left="0cm" fo:margin-right="0cm" fo:margin-top="0cm" fo:margin-bottom="0.318cm" loext:contextual-spacing="false" fo:text-align="justify" style:justify-single-word="false" fo:orphans="2" fo:widows="2" fo:text-indent="0cm" style:auto-text-indent="false"/>
    </style:style>
    <style:style style:name="P18" style:family="paragraph" style:parent-style-name="Standard">
      <style:paragraph-properties fo:margin-left="0cm" fo:margin-right="0.397cm" fo:orphans="0" fo:text-indent="0cm" style:auto-text-indent="false"/>
    </style:style>
    <style:style style:name="P19" style:family="paragraph" style:parent-style-name="Standard">
      <style:paragraph-properties fo:margin-left="0cm" fo:margin-right="0.397cm" fo:orphans="0" fo:widows="2" fo:text-indent="0cm" style:auto-text-indent="false"/>
    </style:style>
    <style:style style:name="P20" style:family="paragraph" style:parent-style-name="Text_20_body">
      <style:paragraph-properties fo:margin-left="0cm" fo:margin-right="0cm" fo:text-indent="0cm" style:auto-text-indent="false"/>
      <style:text-properties fo:font-size="10pt" style:font-size-asian="10pt" style:font-size-complex="10pt"/>
    </style:style>
    <style:style style:name="P21" style:family="paragraph" style:parent-style-name="Text_20_body">
      <style:paragraph-properties fo:margin-left="0cm" fo:margin-right="0cm" fo:margin-top="0.265cm" fo:margin-bottom="0.265cm" loext:contextual-spacing="false" fo:line-height="200%" fo:text-align="justify" style:justify-single-word="false" fo:orphans="2" fo:widows="2" fo:text-indent="0cm" style:auto-text-indent="false"/>
      <style:text-properties fo:color="#2a6099" fo:font-size="10pt" style:text-underline-style="none" style:font-size-asian="10pt" style:font-size-complex="10pt"/>
    </style:style>
    <style:style style:name="P22" style:family="paragraph" style:parent-style-name="Text_20_body">
      <style:paragraph-properties fo:margin-left="0cm" fo:margin-right="0cm" fo:margin-top="0.265cm" fo:margin-bottom="0.265cm" loext:contextual-spacing="false" fo:line-height="200%" fo:text-align="justify" style:justify-single-word="false" fo:orphans="2" fo:widows="2" fo:text-indent="0cm" style:auto-text-indent="false"/>
      <style:text-properties fo:font-size="10pt" style:font-size-asian="10pt" style:font-size-complex="10pt"/>
    </style:style>
    <style:style style:name="P2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pt" fo:letter-spacing="normal" fo:font-style="normal" fo:font-weight="normal" style:font-size-asian="10pt" style:font-size-complex="10pt"/>
    </style:style>
    <style:style style:name="P2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rial" fo:font-size="10pt" fo:letter-spacing="normal" fo:font-style="normal" fo:font-weight="normal" style:font-size-asian="10pt" style:font-size-complex="10pt"/>
    </style:style>
    <style:style style:name="P2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font-size="10pt" fo:letter-spacing="normal" style:font-size-asian="10pt" style:font-size-complex="10pt"/>
    </style:style>
    <style:style style:name="P26" style:family="paragraph" style:parent-style-name="Text_20_body">
      <style:paragraph-properties fo:margin-left="0cm" fo:margin-right="0cm" fo:margin-top="0cm" fo:margin-bottom="0.265cm" loext:contextual-spacing="false" fo:orphans="2" fo:widows="2" fo:text-indent="0cm" style:auto-text-indent="false"/>
    </style:style>
    <style:style style:name="P27" style:family="paragraph" style:parent-style-name="Text_20_body">
      <style:paragraph-properties fo:margin-top="0cm" fo:margin-bottom="0cm" loext:contextual-spacing="false"/>
      <style:text-properties fo:font-size="10pt" style:font-size-asian="10pt" style:font-size-complex="10pt"/>
    </style:style>
    <style:style style:name="P28" style:family="paragraph" style:parent-style-name="Text_20_body">
      <style:paragraph-properties fo:margin-top="0cm" fo:margin-bottom="0cm" loext:contextual-spacing="false" fo:orphans="1"/>
      <style:text-properties fo:font-size="10pt" style:font-size-asian="10pt" style:font-size-complex="10pt"/>
    </style:style>
    <style:style style:name="P29" style:family="paragraph" style:parent-style-name="Text_20_body">
      <style:paragraph-properties fo:margin-left="0cm" fo:margin-right="0.397cm" fo:margin-top="0cm" fo:margin-bottom="0cm" loext:contextual-spacing="false" fo:orphans="0" fo:text-indent="0cm" style:auto-text-indent="false"/>
    </style:style>
    <style:style style:name="P30" style:family="paragraph" style:parent-style-name="Text_20_body">
      <style:paragraph-properties fo:margin-left="0cm" fo:margin-right="0cm" fo:margin-top="0cm" fo:margin-bottom="0cm" loext:contextual-spacing="false" fo:text-align="start" style:justify-single-word="false" fo:orphans="1" fo:text-indent="0cm" style:auto-text-indent="false"/>
      <style:text-properties fo:font-size="10pt" style:font-size-asian="10pt" style:font-size-complex="10pt"/>
    </style:style>
    <style:style style:name="T1" style:family="text">
      <style:text-properties fo:font-variant="normal" fo:text-transform="none" fo:color="#337ab7" style:text-line-through-style="none" style:text-line-through-type="none" style:font-name="Nunito" fo:font-size="10pt" fo:letter-spacing="normal" fo:font-style="normal" style:text-underline-style="none" fo:font-weight="bold" style:text-blinking="false" fo:background-color="transparent" loext:char-shading-value="0" style:font-size-asian="10pt" style:font-size-complex="10pt" loext:padding="0cm" loext:border="none"/>
    </style:style>
    <style:style style:name="T2" style:family="text">
      <style:text-properties fo:font-variant="normal" fo:text-transform="none" fo:color="#337ab7" style:text-line-through-style="none" style:text-line-through-type="none" style:font-name="Nunito" fo:font-size="10pt" fo:letter-spacing="normal" fo:font-style="normal" style:text-underline-style="none" fo:font-weight="bold" officeooo:rsid="000bbd37" style:text-blinking="false" fo:background-color="transparent" loext:char-shading-value="0" style:font-size-asian="10pt" style:font-size-complex="10pt" loext:padding="0cm" loext:border="none"/>
    </style:style>
    <style:style style:name="T3" style:family="text">
      <style:text-properties fo:font-variant="normal" fo:text-transform="none" fo:color="#777777" style:font-name="inherit" fo:letter-spacing="normal" fo:font-style="normal" fo:font-weight="bold" fo:background-color="#f5f5f5" loext:char-shading-value="0" loext:padding-left="0cm" loext:padding-right="0cm" loext:padding-top="0.132cm" loext:padding-bottom="0cm" loext:border-left="none" loext:border-right="none" loext:border-top="0.06pt solid #dddddd" loext:border-bottom="none"/>
    </style:style>
    <style:style style:name="T4" style:family="text">
      <style:text-properties fo:font-variant="normal" fo:text-transform="none" fo:color="#777777" style:text-line-through-style="none" style:text-line-through-type="none" style:font-name="inherit" fo:letter-spacing="normal" fo:font-style="normal" style:text-underline-style="none" fo:font-weight="bold" style:text-blinking="false" fo:background-color="#f5f5f5" loext:char-shading-value="0" loext:padding-left="0cm" loext:padding-right="0cm" loext:padding-top="0.132cm" loext:padding-bottom="0cm" loext:border-left="none" loext:border-right="none" loext:border-top="0.06pt solid #dddddd" loext:border-bottom="none"/>
    </style:style>
    <style:style style:name="T5" style:family="text">
      <style:text-properties fo:font-variant="normal" fo:text-transform="none" fo:color="#777777" style:text-line-through-style="none" style:text-line-through-type="none" style:font-name="inherit" fo:font-size="10pt" fo:letter-spacing="normal" fo:font-style="normal" style:text-underline-style="none" fo:font-weight="bold" style:text-blinking="false" fo:background-color="#f5f5f5" loext:char-shading-value="0" style:font-size-asian="10pt" style:font-size-complex="10pt" loext:padding-left="0cm" loext:padding-right="0cm" loext:padding-top="0.132cm" loext:padding-bottom="0cm" loext:border-left="none" loext:border-right="none" loext:border-top="0.06pt solid #dddddd" loext:border-bottom="none"/>
    </style:style>
    <style:style style:name="T6" style:family="text">
      <style:text-properties fo:font-variant="normal" fo:text-transform="none" style:font-name="inherit" fo:letter-spacing="normal" fo:font-style="normal" fo:font-weight="bold" fo:background-color="#f5f5f5" loext:char-shading-value="0" loext:padding-left="0cm" loext:padding-right="0cm" loext:padding-top="0.132cm" loext:padding-bottom="0cm" loext:border-left="none" loext:border-right="none" loext:border-top="0.06pt solid #dddddd" loext:border-bottom="none"/>
    </style:style>
    <style:style style:name="T7" style:family="text">
      <style:text-properties fo:font-variant="normal" fo:text-transform="none" fo:color="#2a6099" style:font-name="Nunito" fo:font-size="10pt" fo:letter-spacing="normal" fo:font-style="normal" style:text-underline-style="none" fo:font-weight="bold" officeooo:rsid="000bbd37" fo:background-color="transparent" loext:char-shading-value="0" style:font-size-asian="10pt" style:font-size-complex="10pt" loext:padding="0cm" loext:border="none"/>
    </style:style>
    <style:style style:name="T8" style:family="text">
      <style:text-properties fo:font-variant="normal" fo:text-transform="none" fo:color="#2a6099" style:font-name="Nunito" fo:font-size="10pt" fo:letter-spacing="normal" fo:font-style="normal" style:text-underline-style="none" fo:font-weight="bold" fo:background-color="transparent" loext:char-shading-value="0" style:font-size-asian="10pt" style:font-size-complex="10pt" loext:padding="0cm" loext:border="none"/>
    </style:style>
    <style:style style:name="T9" style:family="text">
      <style:text-properties fo:font-variant="normal" fo:text-transform="none" fo:color="#2f8d46" style:font-name="var font-sofia-pro" fo:font-size="10pt" fo:letter-spacing="normal" fo:font-style="normal" fo:font-weight="bold" fo:background-color="#ffffff" loext:char-shading-value="0" style:font-size-asian="10pt" style:font-size-complex="10pt" loext:padding="0cm" loext:border="none"/>
    </style:style>
    <style:style style:name="T10" style:family="text">
      <style:text-properties fo:font-variant="normal" fo:text-transform="none" fo:color="#40424e" style:font-name="var font-sofia-pro1" fo:font-size="10pt" fo:letter-spacing="normal" fo:font-style="normal" fo:font-weight="normal" fo:background-color="#ffffff" loext:char-shading-value="0" style:font-size-asian="10pt" style:font-size-complex="10pt" loext:padding="0cm" loext:border="none"/>
    </style:style>
    <style:style style:name="T11" style:family="text">
      <style:text-properties fo:font-variant="normal" fo:text-transform="none" fo:color="#333333" style:font-name="var font-sofia-pro1" fo:font-size="10pt" fo:letter-spacing="normal" fo:font-style="normal" fo:font-weight="normal" fo:background-color="#ffffff" loext:char-shading-value="0" style:font-size-asian="10pt" style:font-size-complex="10pt" loext:padding="0cm" loext:border="none"/>
    </style:style>
    <style:style style:name="T12" style:family="text">
      <style:text-properties fo:font-variant="normal" fo:text-transform="none" fo:color="#333333" style:font-name="var font-sofia-pro1" fo:font-size="10pt" fo:letter-spacing="normal" fo:font-style="normal" fo:font-weight="bold" fo:background-color="#ffffff" loext:char-shading-value="0" style:font-size-asian="10pt" style:font-size-complex="10pt" loext:padding="0cm" loext:border="none"/>
    </style:style>
    <style:style style:name="T13" style:family="text">
      <style:text-properties fo:font-variant="normal" fo:text-transform="none" fo:color="#333333" style:font-name="urw-din" fo:font-size="10pt" fo:letter-spacing="normal" fo:font-style="normal" fo:font-weight="bold" style:font-size-asian="10pt" style:font-size-complex="10pt"/>
    </style:style>
    <style:style style:name="T14" style:family="text">
      <style:text-properties fo:font-variant="normal" fo:text-transform="none" fo:color="#333333" style:font-name="urw-din" fo:font-size="10pt" fo:letter-spacing="normal" fo:font-style="normal" fo:font-weight="bold" style:font-size-asian="10pt" style:font-size-complex="10pt" loext:padding="0cm" loext:border="none"/>
    </style:style>
    <style:style style:name="T15" style:family="text">
      <style:text-properties fo:font-variant="normal" fo:text-transform="none" fo:color="#333333" style:font-name="urw-din" fo:font-size="10pt" fo:letter-spacing="normal" fo:font-style="normal" fo:font-weight="normal" style:font-size-asian="10pt" style:font-size-complex="10pt"/>
    </style:style>
    <style:style style:name="T16" style:family="text">
      <style:text-properties fo:font-variant="normal" fo:text-transform="none" fo:color="#333333" style:font-name="urw-din" fo:font-size="10pt" fo:letter-spacing="normal" fo:font-style="normal" fo:font-weight="normal" style:font-size-asian="10pt" style:font-size-complex="10pt" loext:padding="0cm" loext:border="none"/>
    </style:style>
    <style:style style:name="T17" style:family="text">
      <style:text-properties fo:font-variant="normal" fo:text-transform="none" fo:color="#333333" style:font-name="Menlo" fo:font-size="10pt" fo:letter-spacing="normal" fo:font-style="normal" fo:font-weight="bold" style:font-size-asian="10pt" style:font-size-complex="10pt"/>
    </style:style>
    <style:style style:name="T18" style:family="text">
      <style:text-properties fo:font-variant="normal" fo:text-transform="none" fo:color="#333333" style:font-name="Menlo" fo:font-size="10pt" fo:letter-spacing="normal" fo:font-style="normal" fo:font-weight="bold" style:font-size-asian="10pt" style:font-size-complex="10pt" loext:padding="0cm" loext:border="none"/>
    </style:style>
    <style:style style:name="T19" style:family="text">
      <style:text-properties fo:font-variant="normal" fo:text-transform="none" fo:color="#333333" style:font-name="Menlo" fo:font-size="10pt" fo:letter-spacing="normal" fo:font-style="normal" fo:font-weight="normal" style:font-size-asian="10pt" style:font-size-complex="10pt"/>
    </style:style>
    <style:style style:name="T20" style:family="text">
      <style:text-properties fo:font-variant="normal" fo:text-transform="none" fo:color="#333333" style:font-name="Menlo" fo:font-size="10pt" fo:letter-spacing="normal" fo:font-style="normal" fo:font-weight="normal" style:font-size-asian="10pt" style:font-size-complex="10pt" loext:padding="0cm" loext:border="none"/>
    </style:style>
    <style:style style:name="T21" style:family="text">
      <style:text-properties fo:font-variant="normal" fo:text-transform="none" fo:color="#333333" style:font-name="arial" fo:font-size="10pt" fo:letter-spacing="normal" fo:font-style="normal" fo:font-weight="bold" style:font-size-asian="10pt" style:font-size-complex="10pt"/>
    </style:style>
    <style:style style:name="T22" style:family="text">
      <style:text-properties fo:font-variant="normal" fo:text-transform="none" fo:color="#333333" style:font-name="arial" fo:font-size="10pt" fo:letter-spacing="normal" fo:font-style="normal" fo:font-weight="normal" style:font-size-asian="10pt" style:font-size-complex="10pt"/>
    </style:style>
    <style:style style:name="T23" style:family="text">
      <style:text-properties style:font-name="var font-sofia-pro1" fo:font-size="10pt" fo:background-color="#ffffff" loext:char-shading-value="0" style:font-size-asian="10pt" style:font-size-complex="10pt" loext:padding="0cm" loext:border="none"/>
    </style:style>
    <style:style style:name="T24" style:family="text">
      <style:text-properties style:font-name="var font-sofia-pro1" fo:font-size="10pt" fo:font-weight="bold" fo:background-color="#ffffff" loext:char-shading-value="0" style:font-size-asian="10pt" style:font-size-complex="10pt" loext:padding="0cm" loext:border="none"/>
    </style:style>
    <style:style style:name="T25" style:family="text">
      <style:text-properties fo:color="#2f8d46" style:font-name="var font-sofia-pro" fo:font-size="10pt" fo:letter-spacing="normal" fo:font-weight="bold" fo:background-color="#ffffff" loext:char-shading-value="0" style:font-size-asian="10pt" style:font-size-complex="10pt" loext:padding="0cm" loext:border="none"/>
    </style:style>
    <style:style style:name="T26" style:family="text">
      <style:text-properties fo:color="#40424e" style:font-name="var font-sofia-pro1" fo:font-size="10pt" fo:letter-spacing="normal" fo:background-color="#ffffff" loext:char-shading-value="0" style:font-size-asian="10pt" style:font-size-complex="10pt" loext:padding="0cm" loext:border="none"/>
    </style:style>
    <style:style style:name="T27" style:family="text">
      <style:text-properties style:font-name="Menlo" fo:font-style="normal" fo:font-weight="normal"/>
    </style:style>
    <style:style style:name="T28" style:family="text">
      <style:text-properties fo:color="#262932" style:font-name="var font-sofia-pro1" fo:letter-spacing="normal" fo:font-weight="bold" fo:background-color="#ffffff" loext:char-shading-value="0" loext:padding="0cm" loext:border="none"/>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section text:style-name="Sect1" text:name="problem701217">
        <text:p text:style-name="P16"><text:span text:style-name="Strong_20_Emphasis"><text:span text:style-name="T2">1.</text:span></text:span><text:a xlink:type="simple" xlink:href="https://practice.geeksforgeeks.org/problems/search-an-element-in-an-array-1587115621/1/?track=DSASP-Searching&amp;batchId=154" text:style-name="Internet_20_link" text:visited-style-name="Visited_20_Internet_20_Link"><text:span text:style-name="Strong_20_Emphasis"><text:span text:style-name="T1">Search an Element in an array</text:span></text:span></text:a></text:p>
        <text:p text:style-name="P16"><text:span text:style-name="Strong_20_Emphasis"><text:span text:style-name="T1"/></text:span></text:p>
      </text:section>
      <text:section text:style-name="Sect1" text:name="problem701218">
        <text:p text:style-name="P17"><text:span text:style-name="Strong_20_Emphasis"><text:span text:style-name="T2">2.</text:span></text:span><text:a xlink:type="simple" xlink:href="https://practice.geeksforgeeks.org/problems/who-will-win-1587115621/1/?track=DSASP-Searching&amp;batchId=154" text:style-name="Internet_20_link" text:visited-style-name="Visited_20_Internet_20_Link"><text:span text:style-name="Strong_20_Emphasis"><text:span text:style-name="T1">Searching an element in a sorted array</text:span></text:span></text:a></text:p>
        <text:p text:style-name="P17"><text:span text:style-name="Strong_20_Emphasis"><text:span text:style-name="T5"/></text:span></text:p>
      </text:section>
      <text:section text:style-name="Sect1" text:name="problem701219">
        <text:p text:style-name="P17"><text:span text:style-name="Strong_20_Emphasis"><text:span text:style-name="T2">3.</text:span></text:span><text:a xlink:type="simple" xlink:href="https://practice.geeksforgeeks.org/problems/count-1s-in-binary-array-1587115620/1/?track=DSASP-Searching&amp;batchId=154" text:style-name="Internet_20_link" text:visited-style-name="Visited_20_Internet_20_Link"><text:span text:style-name="Strong_20_Emphasis"><text:span text:style-name="T1">Count 1's in binary array</text:span></text:span></text:a></text:p>
        <text:h text:style-name="P1" text:outline-level="5"><text:span text:style-name="T3"/></text:h>
      </text:section>
      <text:section text:style-name="Sect1" text:name="problem700226">
        <text:p text:style-name="P17"><text:span text:style-name="Strong_20_Emphasis"><text:span text:style-name="T2">4.</text:span></text:span><text:a xlink:type="simple" xlink:href="https://practice.geeksforgeeks.org/problems/square-root/1/?track=DSASP-Searching&amp;batchId=154" text:style-name="Internet_20_link" text:visited-style-name="Visited_20_Internet_20_Link"><text:span text:style-name="Strong_20_Emphasis"><text:span text:style-name="T1">Square root of a number</text:span></text:span></text:a></text:p>
        <text:p text:style-name="P22"><text:span text:style-name="T3"/></text:p>
      </text:section>
      <text:section text:style-name="Sect1" text:name="problem701220">
        <text:p text:style-name="P17"><text:span text:style-name="Strong_20_Emphasis"><text:span text:style-name="T2">5.</text:span></text:span><text:a xlink:type="simple" xlink:href="https://practice.geeksforgeeks.org/problems/majority-element-1587115620/1/?track=DSASP-Searching&amp;batchId=154" text:style-name="Internet_20_link" text:visited-style-name="Visited_20_Internet_20_Link"><text:span text:style-name="Strong_20_Emphasis"><text:span text:style-name="T1">Majority Element</text:span></text:span></text:a></text:p>
        <text:p text:style-name="P22"><text:span text:style-name="T3"/></text:p>
      </text:section>
      <text:section text:style-name="Sect1" text:name="problem701221">
        <text:p text:style-name="P17"><text:span text:style-name="Strong_20_Emphasis"><text:span text:style-name="T2">6.</text:span></text:span><text:a xlink:type="simple" xlink:href="https://practice.geeksforgeeks.org/problems/left-index-1587115620/1/?track=DSASP-Searching&amp;batchId=154" text:style-name="Internet_20_link" text:visited-style-name="Visited_20_Internet_20_Link"><text:span text:style-name="Strong_20_Emphasis"><text:span text:style-name="T1">Left Index</text:span></text:span></text:a></text:p>
        <text:h text:style-name="P1" text:outline-level="5"><text:span text:style-name="T3"/></text:h>
      </text:section>
      <text:section text:style-name="Sect1" text:name="problem700512">
        <text:p text:style-name="P17"><text:span text:style-name="Strong_20_Emphasis"><text:span text:style-name="T2">7.</text:span></text:span><text:a xlink:type="simple" xlink:href="https://practice.geeksforgeeks.org/problems/peak-element/1/?track=DSASP-Searching&amp;batchId=154" text:style-name="Internet_20_link" text:visited-style-name="Visited_20_Internet_20_Link"><text:span text:style-name="Strong_20_Emphasis"><text:span text:style-name="T1">Peak element</text:span></text:span></text:a></text:p>
        <text:p text:style-name="P22"><text:span text:style-name="T4"/></text:p>
      </text:section>
      <text:section text:style-name="Sect1" text:name="problem701222">
        <text:p text:style-name="P17"><text:span text:style-name="Strong_20_Emphasis"><text:span text:style-name="T2">8.</text:span></text:span><text:a xlink:type="simple" xlink:href="https://practice.geeksforgeeks.org/problems/floor-in-a-sorted-array-1587115620/1/?track=DSASP-Searching&amp;batchId=154" text:style-name="Internet_20_link" text:visited-style-name="Visited_20_Internet_20_Link"><text:span text:style-name="Strong_20_Emphasis"><text:span text:style-name="T1">Floor in a Sorted Array</text:span></text:span></text:a></text:p>
        <text:p text:style-name="P22"><text:span text:style-name="T3"/></text:p>
      </text:section>
      <text:section text:style-name="Sect1" text:name="problem701224">
        <text:p text:style-name="P17"><text:span text:style-name="Strong_20_Emphasis"><text:span text:style-name="T2">9.</text:span></text:span><text:a xlink:type="simple" xlink:href="https://practice.geeksforgeeks.org/problems/minimum-number-in-a-sorted-rotated-array-1587115620/1/?track=DSASP-Searching&amp;batchId=154" text:style-name="Internet_20_link" text:visited-style-name="Visited_20_Internet_20_Link"><text:span text:style-name="Strong_20_Emphasis"><text:span text:style-name="T1">Minimum Number in a sorted rotated array</text:span></text:span></text:a></text:p>
        <text:h text:style-name="P1" text:outline-level="5"><text:span text:style-name="T3"/></text:h>
      </text:section>
      <text:section text:style-name="Sect1" text:name="problem701227">
        <text:p text:style-name="P17"><text:span text:style-name="Strong_20_Emphasis"><text:span text:style-name="T2">10.</text:span></text:span><text:a xlink:type="simple" xlink:href="https://practice.geeksforgeeks.org/problems/two-repeated-elements-1587115621/1/?track=DSASP-Searching&amp;batchId=154" text:style-name="Internet_20_link" text:visited-style-name="Visited_20_Internet_20_Link"><text:span text:style-name="Strong_20_Emphasis"><text:span text:style-name="T1">Two Repeated Elements</text:span></text:span></text:a></text:p>
        <text:h text:style-name="P1" text:outline-level="5"><text:span text:style-name="T3"/></text:h>
      </text:section>
      <text:section text:style-name="Sect1" text:name="problem701228">
        <text:p text:style-name="P17"><text:span text:style-name="Strong_20_Emphasis"><text:span text:style-name="T2">11.</text:span></text:span><text:a xlink:type="simple" xlink:href="https://practice.geeksforgeeks.org/problems/roof-top-1587115621/1/?track=DSASP-Searching&amp;batchId=154" text:style-name="Internet_20_link" text:visited-style-name="Visited_20_Internet_20_Link"><text:span text:style-name="Strong_20_Emphasis"><text:span text:style-name="T1">Roof Top</text:span></text:span></text:a></text:p>
        <text:h text:style-name="P1" text:outline-level="5"><text:span text:style-name="T3"/></text:h>
      </text:section>
      <text:section text:style-name="Sect1" text:name="problem702355">
        <text:p text:style-name="P17"><text:span text:style-name="Strong_20_Emphasis"><text:span text:style-name="T2">12.</text:span></text:span><text:a xlink:type="simple" xlink:href="https://practice.geeksforgeeks.org/problems/maximum-water-between-two-buildings/1/?track=DSASP-Searching&amp;batchId=154" text:style-name="Internet_20_link" text:visited-style-name="Visited_20_Internet_20_Link"><text:span text:style-name="Strong_20_Emphasis"><text:span text:style-name="T1">Maximum Water Between Two Buildings</text:span></text:span></text:a></text:p>
        <text:p text:style-name="P22"><text:span text:style-name="T4"/></text:p>
      </text:section>
      <text:section text:style-name="Sect1" text:name="problem701192">
        <text:p text:style-name="P17"><text:span text:style-name="Strong_20_Emphasis"><text:span text:style-name="T2">13.</text:span></text:span><text:a xlink:type="simple" xlink:href="https://practice.geeksforgeeks.org/problems/smallest-positive-missing-number-1587115621/1/?track=DSASP-Searching&amp;batchId=154" text:style-name="Internet_20_link" text:visited-style-name="Visited_20_Internet_20_Link"><text:span text:style-name="Strong_20_Emphasis"><text:span text:style-name="T1">Smallest Positive missing number</text:span></text:span></text:a></text:p>
        <text:p text:style-name="P17"><text:span text:style-name="Strong_20_Emphasis"><text:span text:style-name="T5"/></text:span></text:p>
      </text:section>
      <text:section text:style-name="Sect1" text:name="problem701764">
        <text:p text:style-name="P17"><text:soft-page-break/><text:span text:style-name="Strong_20_Emphasis"><text:span text:style-name="T2">14.</text:span></text:span><text:a xlink:type="simple" xlink:href="https://practice.geeksforgeeks.org/problems/count-only-repeated2047/1/?track=DSASP-Searching&amp;batchId=154" text:style-name="Internet_20_link" text:visited-style-name="Visited_20_Internet_20_Link"><text:span text:style-name="Strong_20_Emphasis"><text:span text:style-name="T1">Count only Repeated</text:span></text:span></text:a></text:p>
        <text:h text:style-name="P1" text:outline-level="5"><text:span text:style-name="T3"/></text:h>
      </text:section>
      <text:section text:style-name="Sect1" text:name="problem700551">
        <text:p text:style-name="P17"><text:span text:style-name="Strong_20_Emphasis"><text:span text:style-name="T2">15.</text:span></text:span><text:a xlink:type="simple" xlink:href="https://practice.geeksforgeeks.org/problems/count-element-occurences/1/?track=DSASP-Searching&amp;batchId=154" text:style-name="Internet_20_link" text:visited-style-name="Visited_20_Internet_20_Link"><text:span text:style-name="Strong_20_Emphasis"><text:span text:style-name="T1">Count More than n/k Occurences</text:span></text:span></text:a></text:p>
        <text:p text:style-name="P22"><text:span text:style-name="T4"/></text:p>
      </text:section>
      <text:section text:style-name="Sect1" text:name="problem701723">
        <text:p text:style-name="P17"><text:span text:style-name="Strong_20_Emphasis"><text:span text:style-name="T2">16.</text:span></text:span><text:a xlink:type="simple" xlink:href="https://practice.geeksforgeeks.org/problems/allocate-minimum-number-of-pages0937/1/?track=DSASP-Searching&amp;batchId=154" text:style-name="Internet_20_link" text:visited-style-name="Visited_20_Internet_20_Link"><text:span text:style-name="Strong_20_Emphasis"><text:span text:style-name="T1">Allocate minimum number of pages</text:span></text:span></text:a></text:p>
        <text:p text:style-name="P22"><text:span text:style-name="T3"/></text:p>
      </text:section>
      <text:section text:style-name="Sect1" text:name="problem701236">
        <text:p text:style-name="P17"><text:span text:style-name="Strong_20_Emphasis"><text:span text:style-name="T7">17.</text:span></text:span><text:a xlink:type="simple" xlink:href="https://practice.geeksforgeeks.org/problems/subarray-with-given-sum-1587115621/1/?track=DSASP-Searching&amp;batchId=154" text:style-name="Internet_20_link" text:visited-style-name="Visited_20_Internet_20_Link"><text:span text:style-name="Strong_20_Emphasis"><text:span text:style-name="T8">Subarray with given sum</text:span></text:span></text:a></text:p>
        <text:p text:style-name="P21"><text:span text:style-name="T6"/></text:p>
      </text:section>
      <text:section text:style-name="Sect1" text:name="problem701760">
        <text:p text:style-name="P17"><text:span text:style-name="Strong_20_Emphasis"><text:span text:style-name="T2">18.</text:span></text:span><text:a xlink:type="simple" xlink:href="https://practice.geeksforgeeks.org/problems/median-of-two-sorted-arrays1618/1/?track=DSASP-Searching&amp;batchId=154" text:style-name="Internet_20_link" text:visited-style-name="Visited_20_Internet_20_Link"><text:span text:style-name="Strong_20_Emphasis"><text:span text:style-name="T1">Median of Two sorted arrays</text:span></text:span></text:a></text:p>
        <text:p text:style-name="P22"><text:span text:style-name="T3"/></text:p>
      </text:section>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oft-page-break/>1. Search an Element in an array <text:bookmark text:name="reportIssueBtn"/><text:bookmark text:name="bookmarkIcon"/></text:p>
      <text:p text:style-name="P19"><text:span text:style-name="Strong_20_Emphasis"><text:span text:style-name="T9">Basic </text:span></text:span><text:span text:style-name="T10">Accuracy:</text:span><text:span text:style-name="T11"> </text:span><text:span text:style-name="T12">50.0% </text:span><text:span text:style-name="T10">Submissions:</text:span><text:span text:style-name="T11"> </text:span><text:span text:style-name="T12">52229 </text:span><text:span text:style-name="T10">Points:</text:span><text:span text:style-name="T11"> </text:span><text:span text:style-name="T12">1</text:span></text:p>
      <text:p text:style-name="P3"/>
      <text:p text:style-name="P23">Given an integer array and another integer element. The task is to find if the given element is present in array or not.</text:p>
      <text:p text:style-name="P26"><text:span text:style-name="Strong_20_Emphasis"><text:span text:style-name="T13">Example 1:</text:span></text:span></text:p>
      <text:p text:style-name="P5"><text:span text:style-name="Strong_20_Emphasis"><text:span text:style-name="T17">Input:</text:span></text:span></text:p>
      <text:p text:style-name="P6">n = 4</text:p>
      <text:p text:style-name="P6">arr[] = {1,2,3,4}</text:p>
      <text:p text:style-name="P6">x = 3</text:p>
      <text:p text:style-name="P10"><text:span text:style-name="Strong_20_Emphasis"><text:span text:style-name="T17">Output: </text:span></text:span><text:span text:style-name="T19">2</text:span></text:p>
      <text:p text:style-name="P10"><text:span text:style-name="Strong_20_Emphasis"><text:span text:style-name="T17">Explanation: </text:span></text:span><text:span text:style-name="T19">There is one test case </text:span></text:p>
      <text:p text:style-name="P6">with array as {1, 2, 3 4} and element </text:p>
      <text:p text:style-name="P6">to be searched as 3.  Since 3 is </text:p>
      <text:p text:style-name="P6">present at index 2, output is 2.</text:p>
      <text:p text:style-name="P26"><text:span text:style-name="Strong_20_Emphasis"><text:span text:style-name="T13">Example 2:</text:span></text:span></text:p>
      <text:p text:style-name="P5"><text:span text:style-name="Strong_20_Emphasis"><text:span text:style-name="T17">Input:</text:span></text:span></text:p>
      <text:p text:style-name="P6">n = 5</text:p>
      <text:p text:style-name="P6">arr[] = {1,2,3,4,5}</text:p>
      <text:p text:style-name="P6">x = 5</text:p>
      <text:p text:style-name="P10"><text:span text:style-name="Strong_20_Emphasis"><text:span text:style-name="T17">Output: </text:span></text:span><text:span text:style-name="T19">4</text:span></text:p>
      <text:p text:style-name="P10"><text:span text:style-name="Strong_20_Emphasis"><text:span text:style-name="T17">Explanation: </text:span></text:span><text:span text:style-name="T19">For array elements </text:span></text:p>
      <text:p text:style-name="P6">{1,2,3,4,5} element to be searched </text:p>
      <text:p text:style-name="P6">is 5 and it is at index 4. So, the </text:p>
      <text:p text:style-name="P6">output is 4.</text:p>
      <text:p text:style-name="P26"><text:span text:style-name="Strong_20_Emphasis"><text:span text:style-name="T13">Your Task:</text:span></text:span><text:span text:style-name="T15"><text:line-break/>The task is to complete the function </text:span><text:span text:style-name="Strong_20_Emphasis"><text:span text:style-name="T13">search</text:span></text:span><text:span text:style-name="T15">() which takes the array arr[], its size N and the element X as inputs and returns the index of first occurrence of X in the given array. If the element X does not exist in the array, the function should return -1.</text:span></text:p>
      <text:p text:style-name="P26"><text:span text:style-name="Strong_20_Emphasis"><text:span text:style-name="T13">Expected Time Complexity: </text:span></text:span><text:span text:style-name="T15">O(n).<text:line-break/></text:span><text:span text:style-name="Strong_20_Emphasis"><text:span text:style-name="T13">Expected Auxiliary Space: </text:span></text:span><text:span text:style-name="T15">O(1). </text:span></text:p>
      <text:p text:style-name="P26"><text:span text:style-name="Strong_20_Emphasis"><text:span text:style-name="T13">Constraints:</text:span></text:span><text:span text:style-name="T15"><text:line-break/>1 &lt;= n &lt;= 106<text:line-break/></text:span><text:soft-page-break/><text:span text:style-name="T15">0 &lt;= arr[i] &lt;= 106<text:line-break/>0 &lt;= x &lt;= 105</text:span></text:p>
      <text:p text:style-name="P13"/>
      <text:p text:style-name="P13">int search(int arr[], int N, int X)</text:p>
      <text:p text:style-name="P13">{</text:p>
      <text:p text:style-name="P13"><text:s text:c="8"/></text:p>
      <text:p text:style-name="P13"><text:s text:c="4"/>// Your code here</text:p>
      <text:p text:style-name="P13"><text:s text:c="8"/></text:p>
      <text:p text:style-name="P1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2. Searching an element in a sorted array <text:bookmark text:name="reportIssueBtn1"/><text:bookmark text:name="bookmarkIcon1"/></text:p>
      <text:p text:style-name="P18"><text:span text:style-name="Strong_20_Emphasis"><text:span text:style-name="T25">Basic </text:span></text:span><text:span text:style-name="T26">Accuracy:</text:span><text:span text:style-name="T23"> </text:span><text:span text:style-name="T24">51.08% </text:span><text:span text:style-name="T26">Submissions:</text:span><text:span text:style-name="T23"> </text:span><text:span text:style-name="T24">48816 </text:span><text:span text:style-name="T26">Points:</text:span><text:span text:style-name="T23"> </text:span><text:span text:style-name="T24">1</text:span></text:p>
      <text:p text:style-name="P2"/>
      <text:p text:style-name="P26"><text:span text:style-name="T15">Given an array </text:span><text:span text:style-name="Strong_20_Emphasis"><text:span text:style-name="T13">arr[] </text:span></text:span><text:span text:style-name="T15">sorted in ascending order of size </text:span><text:span text:style-name="Strong_20_Emphasis"><text:span text:style-name="T13">N</text:span></text:span><text:span text:style-name="T15"> and an integer </text:span><text:span text:style-name="Strong_20_Emphasis"><text:span text:style-name="T13">K</text:span></text:span><text:span text:style-name="T15">. Check if K is present in the array or not.</text:span></text:p>
      <text:p text:style-name="P26"><text:span text:style-name="T15"><text:line-break/></text:span><text:span text:style-name="Strong_20_Emphasis"><text:span text:style-name="T13">Example 1:</text:span></text:span></text:p>
      <text:p text:style-name="P5"><text:span text:style-name="Strong_20_Emphasis"><text:span text:style-name="T17">Input:</text:span></text:span></text:p>
      <text:p text:style-name="P6">N = 5, K = 6</text:p>
      <text:p text:style-name="P6">arr[] = {1,2,3,4,6}</text:p>
      <text:p text:style-name="P10"><text:span text:style-name="Strong_20_Emphasis"><text:span text:style-name="T17">Output: </text:span></text:span><text:span text:style-name="T19">1</text:span></text:p>
      <text:p text:style-name="P10"><text:span text:style-name="Strong_20_Emphasis"><text:span text:style-name="T17">Exlpanation: </text:span></text:span><text:span text:style-name="T19">Since, 6 is present in </text:span></text:p>
      <text:p text:style-name="P6">the array at index 4 (0-based indexing),</text:p>
      <text:p text:style-name="P6">output is 1.</text:p>
      <text:p text:style-name="P25"> </text:p>
      <text:p text:style-name="P26"><text:span text:style-name="Strong_20_Emphasis"><text:span text:style-name="T13">Example 2:</text:span></text:span></text:p>
      <text:p text:style-name="P5"><text:span text:style-name="Strong_20_Emphasis"><text:span text:style-name="T17">Input:</text:span></text:span></text:p>
      <text:p text:style-name="P6">N = 5, K = 2</text:p>
      <text:p text:style-name="P6">arr[] = {1,3,4,5,6}</text:p>
      <text:p text:style-name="P10"><text:span text:style-name="Strong_20_Emphasis"><text:span text:style-name="T17">Output: </text:span></text:span><text:span text:style-name="T19">-1</text:span></text:p>
      <text:p text:style-name="P10"><text:span text:style-name="Strong_20_Emphasis"><text:span text:style-name="T17">Exlpanation: </text:span></text:span><text:span text:style-name="T19">Since, 2 is not present </text:span></text:p>
      <text:p text:style-name="P6">in the array, output is -1.</text:p>
      <text:p text:style-name="P25"> </text:p>
      <text:p text:style-name="P26"><text:span text:style-name="Strong_20_Emphasis"><text:span text:style-name="T13">Your Task:</text:span></text:span><text:span text:style-name="T15"><text:line-break/>You don't need to read input or print anything. Complete the function </text:span><text:span text:style-name="Strong_20_Emphasis"><text:span text:style-name="T13">searchInSorted()</text:span></text:span><text:span text:style-name="T15"> which takes the sorted array arr[], its size N and the element K as input parameters and returns 1 if K is present in the array, else it returns -1. </text:span></text:p>
      <text:p text:style-name="P26"><text:span text:style-name="T15"><text:line-break/></text:span><text:span text:style-name="Strong_20_Emphasis"><text:span text:style-name="T13">Expected Time Complexity: </text:span></text:span><text:span text:style-name="T15">O(Log N)<text:line-break/></text:span><text:span text:style-name="Strong_20_Emphasis"><text:span text:style-name="T13">Expected Auxiliary Space: </text:span></text:span><text:span text:style-name="T15">O(1)</text:span></text:p>
      <text:p text:style-name="P25"> </text:p>
      <text:p text:style-name="P26"><text:span text:style-name="Strong_20_Emphasis"><text:span text:style-name="T13">Constraints:</text:span></text:span><text:span text:style-name="T15"><text:line-break/>1 &lt;= N &lt;= 106<text:line-break/>1 &lt;= K &lt;= 106<text:line-break/>1 &lt;= arr[i] &lt;= 106</text:span></text:p>
      <text:p text:style-name="P27"/>
      <text:p text:style-name="P13"><text:soft-page-break/></text:p>
      <text:p text:style-name="P13">int searchInSorted(int arr[], int N, int K) </text:p>
      <text:p text:style-name="P13">{ </text:p>
      <text:p text:style-name="P13"><text:s text:c="4"/></text:p>
      <text:p text:style-name="P13"><text:s text:c="7"/>// Your code here</text:p>
      <text:p text:style-name="P13"><text:s text:c="7"/></text:p>
      <text:p text:style-name="P1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oft-page-break/>3. Count 1's in binary array <text:bookmark text:name="bookmarkIcon2"/><text:bookmark text:name="reportIssueBtn2"/></text:p>
      <text:p text:style-name="P19"><text:span text:style-name="Strong_20_Emphasis"><text:span text:style-name="T9">Easy </text:span></text:span><text:span text:style-name="T10">Accuracy:</text:span><text:span text:style-name="T11"> </text:span><text:span text:style-name="T12">49.95% </text:span><text:span text:style-name="T10">Submissions:</text:span><text:span text:style-name="T11"> </text:span><text:span text:style-name="T12">24483 </text:span><text:span text:style-name="T10">Points:</text:span><text:span text:style-name="T11"> </text:span><text:span text:style-name="T12">2</text:span></text:p>
      <text:p text:style-name="P3"/>
      <text:p text:style-name="P26"><text:span text:style-name="T15">Given a binary sorted non-increasing array of 1s and 0s</text:span><text:span text:style-name="Strong_20_Emphasis"><text:span text:style-name="T13">. </text:span></text:span><text:span text:style-name="T15">You need to print the </text:span><text:span text:style-name="Strong_20_Emphasis"><text:span text:style-name="T13">count of 1s </text:span></text:span><text:span text:style-name="T15">in the binary array.</text:span></text:p>
      <text:p text:style-name="P26"><text:span text:style-name="Strong_20_Emphasis"><text:span text:style-name="T13">Example 1:</text:span></text:span></text:p>
      <text:p text:style-name="P5"><text:span text:style-name="Strong_20_Emphasis"><text:span text:style-name="T17">Input:</text:span></text:span></text:p>
      <text:p text:style-name="P6">N = 8</text:p>
      <text:p text:style-name="P6">arr[] = {1,1,1,1,1,0,0,0}</text:p>
      <text:p text:style-name="P10"><text:span text:style-name="Strong_20_Emphasis"><text:span text:style-name="T17">Output: </text:span></text:span><text:span text:style-name="T19">5</text:span></text:p>
      <text:p text:style-name="P10"><text:span text:style-name="Strong_20_Emphasis"><text:span text:style-name="T17">Explanation: </text:span></text:span><text:span text:style-name="T19">Number of 1's in given </text:span></text:p>
      <text:p text:style-name="P6">binary array : 1 1 1 1 1 0 0 0 is 5.</text:p>
      <text:p text:style-name="P26"><text:span text:style-name="Strong_20_Emphasis"><text:span text:style-name="T13">Example 2:</text:span></text:span></text:p>
      <text:p text:style-name="P5"><text:span text:style-name="Strong_20_Emphasis"><text:span text:style-name="T17">Input:</text:span></text:span></text:p>
      <text:p text:style-name="P6">N = 8</text:p>
      <text:p text:style-name="P6">arr[] = {1,1,0,0,0,0,0,0}</text:p>
      <text:p text:style-name="P10"><text:span text:style-name="Strong_20_Emphasis"><text:span text:style-name="T17">Output: </text:span></text:span><text:span text:style-name="T19">2</text:span></text:p>
      <text:p text:style-name="P10"><text:span text:style-name="Strong_20_Emphasis"><text:span text:style-name="T17">Explanation: </text:span></text:span><text:span text:style-name="T19">Number of 1's in given </text:span></text:p>
      <text:p text:style-name="P6">binary array : 1 1 0 0 0 0 0 0 is 2.</text:p>
      <text:p text:style-name="P26"><text:span text:style-name="Strong_20_Emphasis"><text:span text:style-name="T13">Your Task:</text:span></text:span><text:span text:style-name="T15"><text:line-break/>The task is to complete the function </text:span><text:span text:style-name="Strong_20_Emphasis"><text:span text:style-name="T13">countOne</text:span></text:span><text:span text:style-name="T15">() which takes the array arr[] and its size N as inputs and returns the count of 1s in the input array.</text:span></text:p>
      <text:p text:style-name="P26"><text:span text:style-name="Strong_20_Emphasis"><text:span text:style-name="T13">Expected Time Complexity: </text:span></text:span><text:span text:style-name="T15">O(LogN).<text:line-break/></text:span><text:span text:style-name="Strong_20_Emphasis"><text:span text:style-name="T13">Expected Auxiliary Space: </text:span></text:span><text:span text:style-name="T15">O(1).</text:span></text:p>
      <text:p text:style-name="P26"><text:span text:style-name="Strong_20_Emphasis"><text:span text:style-name="T13">Constraint:</text:span></text:span><text:span text:style-name="T15"><text:line-break/>1 &lt;= N &lt;= 5*106<text:line-break/>arr[i] = 0,1</text:span></text:p>
      <text:p text:style-name="P13">int countOnes(int arr[], int N)</text:p>
      <text:p text:style-name="P13">{</text:p>
      <text:p text:style-name="P13"><text:s text:c="4"/>//Your code here</text:p>
      <text:p text:style-name="P13">}</text:p>
      <text:p text:style-name="P13"/>
      <text:p text:style-name="P13"/>
      <text:p text:style-name="P13"/>
      <text:p text:style-name="P13"/>
      <text:p text:style-name="P13"/>
      <text:p text:style-name="P13"/>
      <text:p text:style-name="P13"/>
      <text:p text:style-name="P13"/>
      <text:p text:style-name="P13"/>
      <text:p text:style-name="P13"><text:soft-page-break/></text:p>
      <text:p text:style-name="P11">4. Square root of a number <text:bookmark text:name="bookmarkIcon3"/><text:bookmark text:name="reportIssueBtn3"/></text:p>
      <text:p text:style-name="P19"><text:span text:style-name="Strong_20_Emphasis"><text:span text:style-name="T9">Medium </text:span></text:span><text:span text:style-name="T10">Accuracy:</text:span><text:span text:style-name="T11"> </text:span><text:span text:style-name="T12">52.21% </text:span><text:span text:style-name="T10">Submissions:</text:span><text:span text:style-name="T11"> </text:span><text:span text:style-name="T12">86242 </text:span><text:span text:style-name="T10">Points:</text:span><text:span text:style-name="T11"> </text:span><text:span text:style-name="T12">4</text:span></text:p>
      <text:p text:style-name="P3"/>
      <text:p text:style-name="P26"><text:span text:style-name="T15">Given an integer </text:span><text:span text:style-name="Strong_20_Emphasis"><text:span text:style-name="T13">x,</text:span></text:span><text:span text:style-name="T15"> find the square root of x. If </text:span><text:span text:style-name="Strong_20_Emphasis"><text:span text:style-name="T13">x</text:span></text:span><text:span text:style-name="T15"> is not a perfect square, then return floor(√x).</text:span></text:p>
      <text:p text:style-name="P25"> </text:p>
      <text:p text:style-name="P26"><text:span text:style-name="Strong_20_Emphasis"><text:span text:style-name="T13">Example 1:</text:span></text:span></text:p>
      <text:p text:style-name="P5"><text:span text:style-name="Strong_20_Emphasis"><text:span text:style-name="T17">Input:</text:span></text:span></text:p>
      <text:p text:style-name="P6">x = 5</text:p>
      <text:p text:style-name="P10"><text:span text:style-name="Strong_20_Emphasis"><text:span text:style-name="T17">Output: </text:span></text:span><text:span text:style-name="T19">2</text:span></text:p>
      <text:p text:style-name="P10"><text:span text:style-name="Strong_20_Emphasis"><text:span text:style-name="T17">Explanation: </text:span></text:span><text:span text:style-name="T19">Since, 5 is not a perfect </text:span></text:p>
      <text:p text:style-name="P6">square, floor of square_root of 5 is 2.</text:p>
      <text:p text:style-name="P26"><text:span text:style-name="Strong_20_Emphasis"><text:span text:style-name="T13">Example 2:</text:span></text:span></text:p>
      <text:p text:style-name="P5"><text:span text:style-name="Strong_20_Emphasis"><text:span text:style-name="T17">Input:</text:span></text:span></text:p>
      <text:p text:style-name="P6">x = 4</text:p>
      <text:p text:style-name="P10"><text:span text:style-name="Strong_20_Emphasis"><text:span text:style-name="T17">Output: </text:span></text:span><text:span text:style-name="T19">2</text:span></text:p>
      <text:p text:style-name="P10"><text:span text:style-name="Strong_20_Emphasis"><text:span text:style-name="T17">Explanation: </text:span></text:span><text:span text:style-name="T19">Since, 4 is a perfect </text:span></text:p>
      <text:p text:style-name="P6">square, so its square root is 2.</text:p>
      <text:p text:style-name="P25"> </text:p>
      <text:p text:style-name="P26"><text:span text:style-name="Strong_20_Emphasis"><text:span text:style-name="T13">Your Task:</text:span></text:span><text:span text:style-name="T15"><text:line-break/>You don't need to read input or print anything. The task is to complete the function </text:span><text:span text:style-name="Strong_20_Emphasis"><text:span text:style-name="T13">floorSqrt</text:span></text:span><text:span text:style-name="T15">() which takes x as the input parameter and return its square root.<text:line-break/></text:span><text:span text:style-name="Strong_20_Emphasis"><text:span text:style-name="T13">Note: </text:span></text:span><text:span text:style-name="T15">Try Solving the question without using sqrt Function.</text:span></text:p>
      <text:p text:style-name="P25"> </text:p>
      <text:p text:style-name="P26"><text:span text:style-name="Strong_20_Emphasis"><text:span text:style-name="T13">Expected Time Complexity:</text:span></text:span><text:span text:style-name="T15"> O(log N)<text:line-break/></text:span><text:span text:style-name="Strong_20_Emphasis"><text:span text:style-name="T13">Expected Auxiliary Space:</text:span></text:span><text:span text:style-name="T15"> O(1)</text:span></text:p>
      <text:p text:style-name="P13">long long int floorSqrt(long long int x) </text:p>
      <text:p text:style-name="P13">{</text:p>
      <text:p text:style-name="P13"><text:s text:c="4"/>// Your code goes here <text:s text:c="2"/></text:p>
      <text:p text:style-name="P1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oft-page-break/>5. Majority Element <text:bookmark text:name="reportIssueBtn4"/><text:bookmark text:name="bookmarkIcon4"/></text:p>
      <text:p text:style-name="P19"><text:span text:style-name="Strong_20_Emphasis"><text:span text:style-name="T9">Medium </text:span></text:span><text:span text:style-name="T10">Accuracy:</text:span><text:span text:style-name="T11"> </text:span><text:span text:style-name="T12">48.6% </text:span><text:span text:style-name="T10">Submissions:</text:span><text:span text:style-name="T11"> </text:span><text:span text:style-name="T12">100k+ </text:span><text:span text:style-name="T10">Points:</text:span><text:span text:style-name="T11"> </text:span><text:span text:style-name="T12">4</text:span></text:p>
      <text:p text:style-name="P3"/>
      <text:p text:style-name="P26"><text:span text:style-name="T15">Given an array </text:span><text:span text:style-name="Strong_20_Emphasis"><text:span text:style-name="T13">A</text:span></text:span><text:span text:style-name="T15"> of </text:span><text:span text:style-name="Strong_20_Emphasis"><text:span text:style-name="T13">N</text:span></text:span><text:span text:style-name="T15"> elements. Find the majority element in the array. A majority element in an array A of size N is an </text:span><text:span text:style-name="Strong_20_Emphasis"><text:span text:style-name="T13">element that appears more than N/2 times in the array</text:span></text:span><text:span text:style-name="T15">.<text:line-break/> </text:span></text:p>
      <text:p text:style-name="P26"><text:span text:style-name="Strong_20_Emphasis"><text:span text:style-name="T13">Example 1:</text:span></text:span></text:p>
      <text:p text:style-name="P5"><text:span text:style-name="Strong_20_Emphasis"><text:span text:style-name="T17">Input:</text:span></text:span></text:p>
      <text:p text:style-name="P6">N = 3 </text:p>
      <text:p text:style-name="P6">A[] = {1,2,3} </text:p>
      <text:p text:style-name="P10"><text:span text:style-name="Strong_20_Emphasis"><text:span text:style-name="T17">Output:</text:span></text:span></text:p>
      <text:p text:style-name="P6">-1</text:p>
      <text:p text:style-name="P10"><text:span text:style-name="Strong_20_Emphasis"><text:span text:style-name="T17">Explanation:</text:span></text:span></text:p>
      <text:p text:style-name="P6">Since, each element in </text:p>
      <text:p text:style-name="P6">{1,2,3} appears only once so there </text:p>
      <text:p text:style-name="P6">is no majority element.</text:p>
      <text:p text:style-name="P26"><text:span text:style-name="Strong_20_Emphasis"><text:span text:style-name="T13">Example 2:</text:span></text:span></text:p>
      <text:p text:style-name="P5"><text:span text:style-name="Strong_20_Emphasis"><text:span text:style-name="T17">Input:</text:span></text:span></text:p>
      <text:p text:style-name="P6">N = 5 </text:p>
      <text:p text:style-name="P6">A[] = {3,1,3,3,2} </text:p>
      <text:p text:style-name="P10"><text:span text:style-name="Strong_20_Emphasis"><text:span text:style-name="T17">Output:</text:span></text:span></text:p>
      <text:p text:style-name="P6">3</text:p>
      <text:p text:style-name="P10"><text:span text:style-name="Strong_20_Emphasis"><text:span text:style-name="T17">Explanation:</text:span></text:span></text:p>
      <text:p text:style-name="P6">Since, 3 is present more</text:p>
      <text:p text:style-name="P6">than N/2 times, so it is </text:p>
      <text:p text:style-name="P6">the majority element.</text:p>
      <text:p text:style-name="P26"><text:span text:style-name="T15"><text:line-break/></text:span><text:span text:style-name="Strong_20_Emphasis"><text:span text:style-name="T13">Your Task:</text:span></text:span><text:span text:style-name="T15"><text:line-break/>The task is to complete the function </text:span><text:span text:style-name="Strong_20_Emphasis"><text:span text:style-name="T13">majorityElement</text:span></text:span><text:span text:style-name="T15">() which returns the majority element in the array. If no majority exists, return -1.<text:line-break/> </text:span></text:p>
      <text:p text:style-name="P26"><text:span text:style-name="Strong_20_Emphasis"><text:span text:style-name="T13">Expected Time Complexity:</text:span></text:span><text:span text:style-name="T15"> O(N).<text:line-break/></text:span><text:span text:style-name="Strong_20_Emphasis"><text:span text:style-name="T13">Expected Auxiliary Space:</text:span></text:span><text:span text:style-name="T15"> O(1).<text:line-break/> </text:span></text:p>
      <text:p text:style-name="P26"><text:soft-page-break/><text:span text:style-name="Strong_20_Emphasis"><text:span text:style-name="T13">Constraints:</text:span></text:span><text:span text:style-name="T15"><text:line-break/>1 ≤ N ≤ 107<text:line-break/>0 ≤ Ai ≤ 106</text:span></text:p>
      <text:p text:style-name="P20"><text:line-break/>int majorityElement(int a[], int size)</text:p>
      <text:p text:style-name="P20">{</text:p>
      <text:p text:style-name="P20"><text:s text:c="8"/></text:p>
      <text:p text:style-name="P20"><text:s text:c="4"/>// your code here</text:p>
      <text:p text:style-name="P20"><text:s text:c="8"/></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6. Left Index <text:bookmark text:name="reportIssueBtn5"/><text:bookmark text:name="bookmarkIcon5"/></text:p>
      <text:p text:style-name="P19"><text:span text:style-name="Strong_20_Emphasis"><text:span text:style-name="T9">Basic </text:span></text:span><text:span text:style-name="T10">Accuracy:</text:span><text:span text:style-name="T11"> </text:span><text:span text:style-name="T12">51.24% </text:span><text:span text:style-name="T10">Submissions:</text:span><text:span text:style-name="T11"> </text:span><text:span text:style-name="T12">15967 </text:span><text:span text:style-name="T10">Points:</text:span><text:span text:style-name="T11"> </text:span><text:span text:style-name="T12">1</text:span></text:p>
      <text:p text:style-name="P3"/>
      <text:p text:style-name="P26"><text:span text:style-name="T15">Given a sorted array of positive integers (elements may be repeated) and a number </text:span><text:span text:style-name="Strong_20_Emphasis"><text:span text:style-name="T13">x</text:span></text:span><text:span text:style-name="T15">. The task is to find the leftmost index of x in the given array.</text:span></text:p>
      <text:p text:style-name="P26"><text:span text:style-name="Strong_20_Emphasis"><text:span text:style-name="T13">Example 1:</text:span></text:span></text:p>
      <text:p text:style-name="P5"><text:span text:style-name="Strong_20_Emphasis"><text:span text:style-name="T17">Input:</text:span></text:span></text:p>
      <text:p text:style-name="P6">N = 10</text:p>
      <text:p text:style-name="P6">arr[] = {1,1,2,2,3,4,5,5,6,7}</text:p>
      <text:p text:style-name="P6">x = 1</text:p>
      <text:p text:style-name="P10"><text:span text:style-name="Strong_20_Emphasis"><text:span text:style-name="T17">Output: </text:span></text:span><text:span text:style-name="T19">0</text:span></text:p>
      <text:p text:style-name="P10"><text:span text:style-name="Strong_20_Emphasis"><text:span text:style-name="T17">Explanation: </text:span></text:span><text:span text:style-name="T19">1 is present two times</text:span></text:p>
      <text:p text:style-name="P6">in the array and its leftmost index </text:p>
      <text:p text:style-name="P6">is 0.</text:p>
      <text:p text:style-name="P26"><text:span text:style-name="Strong_20_Emphasis"><text:span text:style-name="T13">Example 2:</text:span></text:span></text:p>
      <text:p text:style-name="P5"><text:span text:style-name="Strong_20_Emphasis"><text:span text:style-name="T17">Input:</text:span></text:span></text:p>
      <text:p text:style-name="P6">N = 7</text:p>
      <text:p text:style-name="P6">arr[] = {10,20,20,20,20,20,20}</text:p>
      <text:p text:style-name="P6">x = 20</text:p>
      <text:p text:style-name="P10"><text:span text:style-name="Strong_20_Emphasis"><text:span text:style-name="T17">Output: </text:span></text:span><text:span text:style-name="T19">1</text:span></text:p>
      <text:p text:style-name="P10"><text:span text:style-name="Strong_20_Emphasis"><text:span text:style-name="T17">Explanation: </text:span></text:span><text:span text:style-name="T19">20 is present 5 time, </text:span></text:p>
      <text:p text:style-name="P6">but its leftmost index is 1.</text:p>
      <text:p text:style-name="P26"><text:span text:style-name="Strong_20_Emphasis"><text:span text:style-name="T13">Your Task:</text:span></text:span><text:span text:style-name="T15"><text:line-break/>The task is to complete the function </text:span><text:span text:style-name="Strong_20_Emphasis"><text:span text:style-name="T13">leftIndex</text:span></text:span><text:span text:style-name="T15">() which takes the array arr[], its size N and an integer x as inputs and returns the index of leftmost occurrence of x in given input array. It returns -1 if element is not present in the array.</text:span></text:p>
      <text:p text:style-name="P26"><text:span text:style-name="Strong_20_Emphasis"><text:span text:style-name="T13">Expected Time Complexity: </text:span></text:span><text:span text:style-name="T15">O(LogN).<text:line-break/></text:span><text:span text:style-name="Strong_20_Emphasis"><text:span text:style-name="T13">Expected Auxiliary Space: </text:span></text:span><text:span text:style-name="T15">O(1).</text:span></text:p>
      <text:p text:style-name="P26"><text:span text:style-name="Strong_20_Emphasis"><text:span text:style-name="T13">Constraints:</text:span></text:span><text:span text:style-name="T15"><text:line-break/>1 &lt;= N &lt;= 106<text:line-break/>1 &lt;= arr[i] &lt;= 106<text:line-break/>1 &lt;= x &lt;= 106</text:span></text:p>
      <text:p text:style-name="P20">int leftIndex(int N, int arr[], int X){</text:p>
      <text:p text:style-name="P20"><text:s text:c="7"/></text:p>
      <text:p text:style-name="P20">}</text:p>
      <text:p text:style-name="P15"><text:soft-page-break/>7. Peak element <text:bookmark text:name="reportIssueBtn6"/><text:bookmark text:name="bookmarkIcon6"/></text:p>
      <text:p text:style-name="P19"><text:span text:style-name="Strong_20_Emphasis"><text:span text:style-name="T9">Easy </text:span></text:span><text:span text:style-name="T10">Accuracy:</text:span><text:span text:style-name="T11"> </text:span><text:span text:style-name="T12">48.41% </text:span><text:span text:style-name="T10">Submissions:</text:span><text:span text:style-name="T11"> </text:span><text:span text:style-name="T12">100k+ </text:span><text:span text:style-name="T10">Points:</text:span><text:span text:style-name="T11"> </text:span><text:span text:style-name="T12">2</text:span></text:p>
      <text:p text:style-name="P3"/>
      <text:p text:style-name="P26"><text:span text:style-name="T15">An element is called a peak element if its value is not smaller than the value of its adjacent elements(if they exists).<text:line-break/>Given an array </text:span><text:span text:style-name="Strong_20_Emphasis"><text:span text:style-name="T13">arr[]</text:span></text:span><text:span text:style-name="T15"> of size </text:span><text:span text:style-name="Strong_20_Emphasis"><text:span text:style-name="T13">N</text:span></text:span><text:span text:style-name="T15">, find the index of any one of its peak elements.<text:line-break/></text:span><text:span text:style-name="Strong_20_Emphasis"><text:span text:style-name="T13">Note: </text:span></text:span><text:span text:style-name="T15">The generated output will always be 1 if the index that you return is correct. Otherwise output will be 0. </text:span></text:p>
      <text:p text:style-name="P26"><text:span text:style-name="T15"><text:line-break/></text:span><text:span text:style-name="Strong_20_Emphasis"><text:span text:style-name="T13">Example 1:</text:span></text:span></text:p>
      <text:p text:style-name="P5"><text:span text:style-name="Strong_20_Emphasis"><text:span text:style-name="T17">Input:</text:span></text:span></text:p>
      <text:p text:style-name="P6">N = 3</text:p>
      <text:p text:style-name="P6">arr[] = {1,2,3}</text:p>
      <text:p text:style-name="P10"><text:span text:style-name="Strong_20_Emphasis"><text:span text:style-name="T17">Output: </text:span></text:span><text:span text:style-name="T19">1</text:span></text:p>
      <text:p text:style-name="P10"><text:span text:style-name="Strong_20_Emphasis"><text:span text:style-name="T17">Explanation: </text:span></text:span><text:span text:style-name="T19">index 2 is 3.</text:span></text:p>
      <text:p text:style-name="P6">It is the peak element as it is </text:p>
      <text:p text:style-name="P6">greater than its neighbour 2.</text:p>
      <text:p text:style-name="P26"><text:span text:style-name="Strong_20_Emphasis"><text:span text:style-name="T13">Example 2:</text:span></text:span></text:p>
      <text:p text:style-name="P5"><text:span text:style-name="Strong_20_Emphasis"><text:span text:style-name="T17">Input:</text:span></text:span></text:p>
      <text:p text:style-name="P6">N = 2</text:p>
      <text:p text:style-name="P6">arr[] = {3,4}</text:p>
      <text:p text:style-name="P10"><text:span text:style-name="Strong_20_Emphasis"><text:span text:style-name="T17">Output: </text:span></text:span><text:span text:style-name="T19">1</text:span></text:p>
      <text:p text:style-name="P10"><text:span text:style-name="Strong_20_Emphasis"><text:span text:style-name="T17">Explanation: </text:span></text:span><text:span text:style-name="T19">4 (at index 1) is the </text:span></text:p>
      <text:p text:style-name="P6">peak element as it is greater than </text:p>
      <text:p text:style-name="P6">its only neighbour element 3.</text:p>
      <text:p text:style-name="P25"> </text:p>
      <text:p text:style-name="P26"><text:span text:style-name="Strong_20_Emphasis"><text:span text:style-name="T13">Your Task:</text:span></text:span><text:span text:style-name="T15"><text:line-break/>You don't have to read input or print anything. Complete the function </text:span><text:span text:style-name="Strong_20_Emphasis"><text:span text:style-name="T13">peakElement</text:span></text:span><text:span text:style-name="T15">() which takes the array arr[] and its size N as input parameters and return the index of any one of its peak elements.<text:line-break/><text:line-break/>Can you solve the problem in expected time complexity?</text:span></text:p>
      <text:p text:style-name="P25"> </text:p>
      <text:p text:style-name="P26"><text:span text:style-name="Strong_20_Emphasis"><text:span text:style-name="T13">Expected Time Complexity:</text:span></text:span><text:span text:style-name="T15"> O(log N)<text:line-break/></text:span><text:span text:style-name="Strong_20_Emphasis"><text:span text:style-name="T13">Expected Auxiliary Space:</text:span></text:span><text:span text:style-name="T15"> O(1)</text:span></text:p>
      <text:p text:style-name="P26"><text:soft-page-break/><text:span text:style-name="T15"><text:line-break/></text:span><text:span text:style-name="Strong_20_Emphasis"><text:span text:style-name="T13">Constraints:</text:span></text:span><text:span text:style-name="T15"><text:line-break/>1 ≤ N ≤ 105<text:line-break/>1 ≤ A[] ≤ 106</text:span></text:p>
      <text:p text:style-name="P20">int peakElement(int arr[], int n)</text:p>
      <text:p text:style-name="P20">{</text:p>
      <text:p text:style-name="P20"><text:s text:c="3"/>// Your code here</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8. Floor in a Sorted Array <text:bookmark text:name="bookmarkIcon7"/><text:bookmark text:name="reportIssueBtn7"/></text:p>
      <text:p text:style-name="P19"><text:span text:style-name="Strong_20_Emphasis"><text:span text:style-name="T9">Easy </text:span></text:span><text:span text:style-name="T10">Accuracy:</text:span><text:span text:style-name="T11"> </text:span><text:span text:style-name="T12">47.96% </text:span><text:span text:style-name="T10">Submissions:</text:span><text:span text:style-name="T11"> </text:span><text:span text:style-name="T12">42053 </text:span><text:span text:style-name="T10">Points:</text:span><text:span text:style-name="T11"> </text:span><text:span text:style-name="T12">2</text:span></text:p>
      <text:p text:style-name="P3"/>
      <text:p text:style-name="P26"><text:span text:style-name="T15">Given a sorted array </text:span><text:span text:style-name="Strong_20_Emphasis"><text:span text:style-name="T13">arr</text:span></text:span><text:span text:style-name="T15">[] of size </text:span><text:span text:style-name="Strong_20_Emphasis"><text:span text:style-name="T13">N</text:span></text:span><text:span text:style-name="T15"> without duplicates, and given a value </text:span><text:span text:style-name="Strong_20_Emphasis"><text:span text:style-name="T13">x</text:span></text:span><text:span text:style-name="T15">. Floor of x is defined as the largest element </text:span><text:span text:style-name="Strong_20_Emphasis"><text:span text:style-name="T13">K</text:span></text:span><text:span text:style-name="T15"> in arr[] such that K is smaller than or equal to x. Find the index of K(0-based indexing).</text:span></text:p>
      <text:p text:style-name="P26"><text:span text:style-name="Strong_20_Emphasis"><text:span text:style-name="T13">Example 1:</text:span></text:span></text:p>
      <text:p text:style-name="P5"><text:span text:style-name="Strong_20_Emphasis"><text:span text:style-name="T17">Input:</text:span></text:span></text:p>
      <text:p text:style-name="P6">N = 7, x = 0 </text:p>
      <text:p text:style-name="P6">arr[] = {1,2,8,10,11,12,19}</text:p>
      <text:p text:style-name="P10"><text:span text:style-name="Strong_20_Emphasis"><text:span text:style-name="T17">Output: </text:span></text:span><text:span text:style-name="T19">-1</text:span></text:p>
      <text:p text:style-name="P10"><text:span text:style-name="Strong_20_Emphasis"><text:span text:style-name="T17">Explanation: </text:span></text:span><text:span text:style-name="T19">No element less </text:span></text:p>
      <text:p text:style-name="P6">than 0 is found. So output </text:p>
      <text:p text:style-name="P10"><text:span text:style-name="T19">is "</text:span><text:span text:style-name="Strong_20_Emphasis"><text:span text:style-name="T17">-1</text:span></text:span><text:span text:style-name="T19">".</text:span></text:p>
      <text:p text:style-name="P26"><text:span text:style-name="Strong_20_Emphasis"><text:span text:style-name="T13">Example 2:</text:span></text:span></text:p>
      <text:p text:style-name="P5"><text:span text:style-name="Strong_20_Emphasis"><text:span text:style-name="T17">Input:</text:span></text:span></text:p>
      <text:p text:style-name="P6">N = 7, x = 5 </text:p>
      <text:p text:style-name="P6">arr[] = {1,2,8,10,11,12,19}</text:p>
      <text:p text:style-name="P10"><text:span text:style-name="Strong_20_Emphasis"><text:span text:style-name="T17">Output: </text:span></text:span><text:span text:style-name="T19">1</text:span></text:p>
      <text:p text:style-name="P10"><text:span text:style-name="Strong_20_Emphasis"><text:span text:style-name="T17">Explanation: </text:span></text:span><text:span text:style-name="T19">Largest Number less than 5 is</text:span></text:p>
      <text:p text:style-name="P10"><text:span text:style-name="Strong_20_Emphasis"><text:span text:style-name="T17">2 (i.e K = 2)</text:span></text:span><text:span text:style-name="T19">, whose index is </text:span><text:span text:style-name="Strong_20_Emphasis"><text:span text:style-name="T17">1</text:span></text:span><text:span text:style-name="T19">(0-based </text:span></text:p>
      <text:p text:style-name="P6">indexing).</text:p>
      <text:p text:style-name="P26"><text:span text:style-name="Strong_20_Emphasis"><text:span text:style-name="T13">Your Task:</text:span></text:span><text:span text:style-name="T15"><text:line-break/>The task is to complete the function </text:span><text:span text:style-name="Strong_20_Emphasis"><text:span text:style-name="T13">findFloor</text:span></text:span><text:span text:style-name="T15">() which returns an integer denoting the index value of K or return </text:span><text:span text:style-name="Strong_20_Emphasis"><text:span text:style-name="T13">-1</text:span></text:span><text:span text:style-name="T15"> if there isn't any such number.</text:span></text:p>
      <text:p text:style-name="P26"><text:span text:style-name="Strong_20_Emphasis"><text:span text:style-name="T13">Expected Time Complexity:</text:span></text:span><text:span text:style-name="T15"> O(log N).<text:line-break/></text:span><text:span text:style-name="Strong_20_Emphasis"><text:span text:style-name="T13">Expected Auxiliary Space:</text:span></text:span><text:span text:style-name="T15"> O(1).</text:span></text:p>
      <text:p text:style-name="P26"><text:span text:style-name="Strong_20_Emphasis"><text:span text:style-name="T13">Constraints:</text:span></text:span><text:span text:style-name="T15"><text:line-break/>1 ≤ N ≤ 107<text:line-break/>1 ≤ arr[i] ≤ 1018<text:line-break/>0 ≤ X ≤ arr[n-1]</text:span></text:p>
      <text:p text:style-name="P20"><text:line-break/>int findFloor(long long int arr[], int N, long long int K) {</text:p>
      <text:p text:style-name="P20"><text:s text:c="4"/></text:p>
      <text:p text:style-name="P20">}</text:p>
      <text:p text:style-name="P15"><text:soft-page-break/>9. Minimum Number in a sorted rotated array <text:bookmark text:name="reportIssueBtn8"/><text:bookmark text:name="bookmarkIcon8"/></text:p>
      <text:p text:style-name="P19"><text:span text:style-name="Strong_20_Emphasis"><text:span text:style-name="T9">Easy </text:span></text:span><text:span text:style-name="T10">Accuracy:</text:span><text:span text:style-name="T11"> </text:span><text:span text:style-name="T12">46.82% </text:span><text:span text:style-name="T10">Submissions:</text:span><text:span text:style-name="T11"> </text:span><text:span text:style-name="T12">25459 </text:span><text:span text:style-name="T10">Points:</text:span><text:span text:style-name="T11"> </text:span><text:span text:style-name="T12">2</text:span></text:p>
      <text:p text:style-name="P3"/>
      <text:p text:style-name="P23">Given an array of distinct elements which was initially sorted. This array is rotated at some unknown point. The task is to find the minimum element in the given sorted and rotated array. </text:p>
      <text:p text:style-name="P26"><text:span text:style-name="Strong_20_Emphasis"><text:span text:style-name="T13">Example 1:</text:span></text:span></text:p>
      <text:p text:style-name="P5"><text:span text:style-name="Strong_20_Emphasis"><text:span text:style-name="T17">Input:</text:span></text:span></text:p>
      <text:p text:style-name="P6">N = 10</text:p>
      <text:p text:style-name="P6">arr[] = {2,3,4,5,6,7,8,9,10,1}</text:p>
      <text:p text:style-name="P10"><text:span text:style-name="Strong_20_Emphasis"><text:span text:style-name="T17">Output: </text:span></text:span><text:span text:style-name="T19">1</text:span></text:p>
      <text:p text:style-name="P10"><text:span text:style-name="Strong_20_Emphasis"><text:span text:style-name="T17">Explanation: </text:span></text:span><text:span text:style-name="T19">The array is rotated </text:span></text:p>
      <text:p text:style-name="P6">once anti-clockwise. So minium </text:p>
      <text:p text:style-name="P6">element is at last index (n-1) </text:p>
      <text:p text:style-name="P6">which is 1.</text:p>
      <text:p text:style-name="P26"><text:span text:style-name="Strong_20_Emphasis"><text:span text:style-name="T13">Example 2:</text:span></text:span></text:p>
      <text:p text:style-name="P5"><text:span text:style-name="Strong_20_Emphasis"><text:span text:style-name="T17">Input:</text:span></text:span></text:p>
      <text:p text:style-name="P6">N = 5</text:p>
      <text:p text:style-name="P6">arr[] = {3,4,5,1,2}</text:p>
      <text:p text:style-name="P10"><text:span text:style-name="Strong_20_Emphasis"><text:span text:style-name="T17">Output: </text:span></text:span><text:span text:style-name="T19">1</text:span></text:p>
      <text:p text:style-name="P10"><text:span text:style-name="Strong_20_Emphasis"><text:span text:style-name="T17">Explanation: </text:span></text:span><text:span text:style-name="T19">The array is rotated </text:span></text:p>
      <text:p text:style-name="P6">and the minimum element present is</text:p>
      <text:p text:style-name="P6">at index (n-2) which is 1.</text:p>
      <text:p text:style-name="P26"><text:span text:style-name="Strong_20_Emphasis"><text:span text:style-name="T13">Your Task:</text:span></text:span><text:span text:style-name="T15"><text:line-break/>The task is to complete the function </text:span><text:span text:style-name="Strong_20_Emphasis"><text:span text:style-name="T13">minNumber</text:span></text:span><text:span text:style-name="T15">() which takes the array arr[] and its starting and ending indices (low and high) as inputs and returns the minimum element in the given sorted and rotated array.</text:span></text:p>
      <text:p text:style-name="P26"><text:span text:style-name="Strong_20_Emphasis"><text:span text:style-name="T13">Expected Time Complexity: </text:span></text:span><text:span text:style-name="T15">O(LogN).<text:line-break/></text:span><text:span text:style-name="Strong_20_Emphasis"><text:span text:style-name="T13">Expected Auxiliary Space: </text:span></text:span><text:span text:style-name="T15">O(LogN).</text:span></text:p>
      <text:p text:style-name="P26"><text:span text:style-name="Strong_20_Emphasis"><text:span text:style-name="T13">Constraints:</text:span></text:span><text:span text:style-name="T15"><text:line-break/>1 &lt;= N &lt;= 107<text:line-break/>1 &lt;= arr[i] &lt;= 107</text:span></text:p>
      <text:p text:style-name="P20"><text:line-break/>int minNumber(int arr[], int low, int high)</text:p>
      <text:p text:style-name="P20">{ <text:s text:c="2"/></text:p>
      <text:p text:style-name="P20">}</text:p>
      <text:p text:style-name="P15"><text:soft-page-break/>10. Two Repeated Elements <text:bookmark text:name="bookmarkIcon9"/><text:bookmark text:name="reportIssueBtn9"/></text:p>
      <text:p text:style-name="P19"><text:span text:style-name="Strong_20_Emphasis"><text:span text:style-name="T9">Easy </text:span></text:span><text:span text:style-name="T10">Accuracy:</text:span><text:span text:style-name="T11"> </text:span><text:span text:style-name="T12">47.19% </text:span><text:span text:style-name="T10">Submissions:</text:span><text:span text:style-name="T11"> </text:span><text:span text:style-name="T12">21589 </text:span><text:span text:style-name="T10">Points:</text:span><text:span text:style-name="T11"> </text:span><text:span text:style-name="T12">2</text:span></text:p>
      <text:p text:style-name="P3"/>
      <text:p text:style-name="P26"><text:span text:style-name="T15">You are given an array of </text:span><text:span text:style-name="Strong_20_Emphasis"><text:span text:style-name="T13">N+2</text:span></text:span><text:span text:style-name="T15"> integer elements. All elements of the array are in range 1 to N. Also, all elements occur once except two numbers which occur twice. Find the two repeating numbers.</text:span></text:p>
      <text:p text:style-name="P26"><text:span text:style-name="Strong_20_Emphasis"><text:span text:style-name="T13">Example 1:</text:span></text:span></text:p>
      <text:p text:style-name="P5"><text:span text:style-name="Strong_20_Emphasis"><text:span text:style-name="T17">Input:</text:span></text:span></text:p>
      <text:p text:style-name="P6">N = 4</text:p>
      <text:p text:style-name="P6">array[] = {1,2,1,3,4,3}</text:p>
      <text:p text:style-name="P10"><text:span text:style-name="Strong_20_Emphasis"><text:span text:style-name="T17">Output: </text:span></text:span><text:span text:style-name="T19">1 3</text:span></text:p>
      <text:p text:style-name="P10"><text:span text:style-name="Strong_20_Emphasis"><text:span text:style-name="T17">Explanation: </text:span></text:span><text:span text:style-name="T19">In the given array, </text:span></text:p>
      <text:p text:style-name="P6">1 and 3 are repeated two times.</text:p>
      <text:p text:style-name="P26"><text:span text:style-name="Strong_20_Emphasis"><text:span text:style-name="T13">Example 2:</text:span></text:span></text:p>
      <text:p text:style-name="P5"><text:span text:style-name="Strong_20_Emphasis"><text:span text:style-name="T17">Input:</text:span></text:span></text:p>
      <text:p text:style-name="P6">N = 2</text:p>
      <text:p text:style-name="P6">array[] = {1,2,2,1}</text:p>
      <text:p text:style-name="P10"><text:span text:style-name="Strong_20_Emphasis"><text:span text:style-name="T17">Output: </text:span></text:span><text:span text:style-name="T19">2 1</text:span></text:p>
      <text:p text:style-name="P10"><text:span text:style-name="Strong_20_Emphasis"><text:span text:style-name="T17">Explanation: </text:span></text:span><text:span text:style-name="T19">In the given array,</text:span></text:p>
      <text:p text:style-name="P6">1 and 2 are repeated two times </text:p>
      <text:p text:style-name="P6">and second occurence of 2 comes </text:p>
      <text:p text:style-name="P6">before 1. So the output is 2 1.</text:p>
      <text:p text:style-name="P26"><text:span text:style-name="Strong_20_Emphasis"><text:span text:style-name="T13">Your Task:</text:span></text:span><text:span text:style-name="T15"><text:line-break/>The task is to complete the function </text:span><text:span text:style-name="Strong_20_Emphasis"><text:span text:style-name="T13">repeatedElements</text:span></text:span><text:span text:style-name="T15">() which takes array arr[] and an integer N as inputs (the size of the array is N + 2 and elements are in range[1, N]) and finds the two repeated element in the array and return them in a list.<text:line-break/></text:span><text:span text:style-name="Strong_20_Emphasis"><text:span text:style-name="T13">Note: </text:span></text:span><text:span text:style-name="T15">Return the numbers in their order of appearing twice. So, if X and Y are the repeating numbers, and X repeats twice before Y repeating twice, then the order should be (X,Y).</text:span></text:p>
      <text:p text:style-name="P26"><text:span text:style-name="Strong_20_Emphasis"><text:span text:style-name="T13">Expected Time Complexity: </text:span></text:span><text:span text:style-name="T15">O(N).<text:line-break/></text:span><text:span text:style-name="Strong_20_Emphasis"><text:span text:style-name="T13">Expected Auxiliary Space: </text:span></text:span><text:span text:style-name="T15">O(1). </text:span></text:p>
      <text:p text:style-name="P26"><text:span text:style-name="Strong_20_Emphasis"><text:span text:style-name="T13">Constraints:</text:span></text:span><text:span text:style-name="T15"><text:line-break/>2 ≤ N ≤ 105<text:line-break/>1 ≤ array[i] ≤ N</text:span></text:p>
      <text:p text:style-name="P20">class Solution {</text:p>
      <text:p text:style-name="P20"><text:s text:c="2"/>public:</text:p>
      <text:p text:style-name="P20"/>
      <text:p text:style-name="P20"><text:soft-page-break/><text:s text:c="4"/>vector&lt;int&gt; twoRepeated (int arr[], int N) {</text:p>
      <text:p text:style-name="P20"><text:s text:c="4"/>}</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4"><text:soft-page-break/>11. Roof Top <text:bookmark text:name="bookmarkIcon10"/><text:bookmark text:name="reportIssueBtn10"/></text:p>
      <text:p text:style-name="P18"><text:span text:style-name="Strong_20_Emphasis"><text:span text:style-name="T25">Easy </text:span></text:span><text:span text:style-name="T26">Accuracy:</text:span><text:span text:style-name="T23"> </text:span><text:span text:style-name="T24">49.5% </text:span><text:span text:style-name="T26">Submissions:</text:span><text:span text:style-name="T23"> </text:span><text:span text:style-name="T24">19524 </text:span><text:span text:style-name="T26">Points:</text:span><text:span text:style-name="T23"> </text:span><text:span text:style-name="T24">2</text:span></text:p>
      <text:p text:style-name="P2"/>
      <text:p text:style-name="P24">You are given heights of consecutive buildings. You can move from the roof of a building to the roof of next adjacent building. You need to find the maximum number of consecutive steps you can put forward such that you gain an increase in altitude with each step.</text:p>
      <text:p text:style-name="P26"><text:span text:style-name="Strong_20_Emphasis"><text:span text:style-name="T21">Example 1:</text:span></text:span></text:p>
      <text:p text:style-name="P5"><text:span text:style-name="Strong_20_Emphasis"><text:span text:style-name="T21">Input:</text:span></text:span></text:p>
      <text:p text:style-name="P8">N = 5</text:p>
      <text:p text:style-name="P8">A[] = {1,2,2,3,2}</text:p>
      <text:p text:style-name="P10"><text:span text:style-name="Strong_20_Emphasis"><text:span text:style-name="T21">Output: </text:span></text:span><text:span text:style-name="T22">1</text:span></text:p>
      <text:p text:style-name="P10"><text:span text:style-name="Strong_20_Emphasis"><text:span text:style-name="T21">Explanation: </text:span></text:span><text:span text:style-name="T22">1, 2 or 2, 3 are the only consecutive </text:span></text:p>
      <text:p text:style-name="P8">buildings with increasing heights.</text:p>
      <text:p text:style-name="P26"><text:span text:style-name="Strong_20_Emphasis"><text:span text:style-name="T21">Example 2:</text:span></text:span></text:p>
      <text:p text:style-name="P5"><text:span text:style-name="Strong_20_Emphasis"><text:span text:style-name="T21">Input:</text:span></text:span></text:p>
      <text:p text:style-name="P8">N = 4</text:p>
      <text:p text:style-name="P8">A[] = {1,2,3,4}</text:p>
      <text:p text:style-name="P10"><text:span text:style-name="Strong_20_Emphasis"><text:span text:style-name="T21">Output: </text:span></text:span><text:span text:style-name="T22">3</text:span></text:p>
      <text:p text:style-name="P10"><text:span text:style-name="Strong_20_Emphasis"><text:span text:style-name="T21">Explanation: </text:span></text:span><text:span text:style-name="T22">1 to 2 to 3 to 4 is the jump of</text:span></text:p>
      <text:p text:style-name="P8">length 3 to have maximum number of </text:p>
      <text:p text:style-name="P8">buildings with increasing heights.</text:p>
      <text:p text:style-name="P26"><text:span text:style-name="Strong_20_Emphasis"><text:span text:style-name="T21">Your Task:</text:span></text:span><text:span text:style-name="T22"><text:line-break/>The task is to complete the function </text:span><text:span text:style-name="Strong_20_Emphasis"><text:span text:style-name="T21">maxStep</text:span></text:span><text:span text:style-name="T22">() which takes an array A[] (denoting the heights of buildings) and its size N as inputs and returns the maximum number of steps to gain increase in altitude.</text:span></text:p>
      <text:p text:style-name="P26"><text:span text:style-name="Strong_20_Emphasis"><text:span text:style-name="T21">Expected Time Complexity: </text:span></text:span><text:span text:style-name="T22">O(N).<text:line-break/></text:span><text:span text:style-name="Strong_20_Emphasis"><text:span text:style-name="T21">Expected Auxiliary Space: </text:span></text:span><text:span text:style-name="T22">O(1). </text:span></text:p>
      <text:p text:style-name="P26"><text:span text:style-name="Strong_20_Emphasis"><text:span text:style-name="T21">Constraints:</text:span></text:span><text:span text:style-name="T22"><text:line-break/>1 &lt;= N &lt;= 106<text:line-break/>1 &lt;= Ai &lt;= 105</text:span></text:p>
      <text:p text:style-name="P27"/>
      <text:p text:style-name="P20">class Solution</text:p>
      <text:p text:style-name="P20">{</text:p>
      <text:p text:style-name="P20"><text:s text:c="4"/>public:</text:p>
      <text:p text:style-name="P20"><text:s text:c="4"/>//Function to find maximum number of consecutive steps </text:p>
      <text:p text:style-name="P20"><text:s text:c="4"/>//to gain an increase in altitude with each step.</text:p>
      <text:p text:style-name="P20"><text:s text:c="4"/>int maxStep(int A[], int N)</text:p>
      <text:p text:style-name="P20"><text:soft-page-break/><text:s text:c="4"/>{</text:p>
      <text:p text:style-name="P20"><text:s text:c="7"/>//Your code here</text:p>
      <text:p text:style-name="P20"><text:s text:c="4"/>}</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12. Maximum Water Between Two Buildings <text:bookmark text:name="bookmarkIcon11"/><text:bookmark text:name="reportIssueBtn11"/></text:p>
      <text:p text:style-name="P19"><text:span text:style-name="Strong_20_Emphasis"><text:span text:style-name="T9">Medium </text:span></text:span><text:span text:style-name="T10">Accuracy:</text:span><text:span text:style-name="T11"> </text:span><text:span text:style-name="T12">55.11% </text:span><text:span text:style-name="T10">Submissions:</text:span><text:span text:style-name="T11"> </text:span><text:span text:style-name="T12">9604 </text:span><text:span text:style-name="T10">Points:</text:span><text:span text:style-name="T11"> </text:span><text:span text:style-name="T12">4</text:span></text:p>
      <text:p text:style-name="P3"/>
      <text:p text:style-name="P26"><text:span text:style-name="T15">Given an integer array representing the heights of N buildings, the task is to delete N-2 buildings such that the water that can be trapped between the remaining two building is maximum.<text:line-break/></text:span><text:span text:style-name="Strong_20_Emphasis"><text:span text:style-name="T13">Note: </text:span></text:span><text:span text:style-name="T15">The total water trapped between two buildings is gap between them (number of buildings removed) multiplied by height of the smaller building.</text:span></text:p>
      <text:p text:style-name="P26"><text:span text:style-name="Strong_20_Emphasis"><text:span text:style-name="T13">Example 1:</text:span></text:span></text:p>
      <text:p text:style-name="P5"><text:span text:style-name="Strong_20_Emphasis"><text:span text:style-name="T17">Input:</text:span></text:span></text:p>
      <text:p text:style-name="P6">N = 6</text:p>
      <text:p text:style-name="P6">height[] = {2,1,3,4,6,5}</text:p>
      <text:p text:style-name="P10"><text:span text:style-name="Strong_20_Emphasis"><text:span text:style-name="T17">Output: </text:span></text:span><text:span text:style-name="T19">8</text:span></text:p>
      <text:p text:style-name="P10"><text:span text:style-name="Strong_20_Emphasis"><text:span text:style-name="T17">Explanation: </text:span></text:span><text:span text:style-name="T19">The heights are 2 1 3 4 6 5.</text:span></text:p>
      <text:p text:style-name="P6">So we choose the following buildings</text:p>
      <text:p text:style-name="P10"><text:span text:style-name="Strong_20_Emphasis"><text:span text:style-name="T17">2</text:span></text:span><text:span text:style-name="T19"> 1 3 4 6 </text:span><text:span text:style-name="Strong_20_Emphasis"><text:span text:style-name="T17">5  </text:span></text:span><text:span text:style-name="T19">and remove others. So total</text:span></text:p>
      <text:p text:style-name="P6">removed buildings is equal to 4, now the</text:p>
      <text:p text:style-name="P6">height of smaller one is 2. So answer is</text:p>
      <text:p text:style-name="P6">2 * removed buildings = 2*4 = 8. There is</text:p>
      <text:p text:style-name="P6">no answer greater than this.</text:p>
      <text:p text:style-name="P26"><text:span text:style-name="Strong_20_Emphasis"><text:span text:style-name="T13">Example 2:</text:span></text:span></text:p>
      <text:p text:style-name="P5"><text:span text:style-name="Strong_20_Emphasis"><text:span text:style-name="T17">Input:</text:span></text:span></text:p>
      <text:p text:style-name="P6">N = 2</text:p>
      <text:p text:style-name="P6">height[] = {2,1}</text:p>
      <text:p text:style-name="P10"><text:span text:style-name="Strong_20_Emphasis"><text:span text:style-name="T17">Output: </text:span></text:span><text:span text:style-name="T19">0</text:span></text:p>
      <text:p text:style-name="P10"><text:span text:style-name="Strong_20_Emphasis"><text:span text:style-name="T17">Explanation: </text:span></text:span><text:span text:style-name="T19">The heights are 2 1. So we</text:span></text:p>
      <text:p text:style-name="P10"><text:span text:style-name="T19">choose the following buildings </text:span><text:span text:style-name="Strong_20_Emphasis"><text:span text:style-name="T17">2</text:span></text:span><text:span text:style-name="T19"> </text:span><text:span text:style-name="Strong_20_Emphasis"><text:span text:style-name="T17">5  </text:span></text:span><text:span text:style-name="T19">and</text:span></text:p>
      <text:p text:style-name="P6">remove others. But there is no other </text:p>
      <text:p text:style-name="P6">buildings to be removed so total removed</text:p>
      <text:p text:style-name="P6">= 0.  Now the height of smaller one is 2.</text:p>
      <text:p text:style-name="P6">So answer is 2 * removed buildings = 2*0</text:p>
      <text:p text:style-name="P6">= 0.</text:p>
      <text:p text:style-name="P26"><text:soft-page-break/><text:span text:style-name="Strong_20_Emphasis"><text:span text:style-name="T13">Your Task:</text:span></text:span><text:span text:style-name="T15"><text:line-break/>You need to</text:span><text:span text:style-name="Strong_20_Emphasis"><text:span text:style-name="T15"> </text:span></text:span><text:span text:style-name="Strong_20_Emphasis"><text:span text:style-name="T13">complete the function maxWater</text:span></text:span><text:span text:style-name="T15"> that takes height array and size N as </text:span><text:span text:style-name="Strong_20_Emphasis"><text:span text:style-name="T13">parameters </text:span></text:span><text:span text:style-name="T15">and </text:span><text:span text:style-name="Strong_20_Emphasis"><text:span text:style-name="T13">returns </text:span></text:span><text:span text:style-name="T15">the max water that can be stored. The printing is done by the driver code.</text:span></text:p>
      <text:p text:style-name="P26"><text:span text:style-name="Strong_20_Emphasis"><text:span text:style-name="T13">Expected Time Complexity: </text:span></text:span><text:span text:style-name="T15">O(N).<text:line-break/></text:span><text:span text:style-name="Strong_20_Emphasis"><text:span text:style-name="T13">Expected Auxiliary Space: </text:span></text:span><text:span text:style-name="T15">O(1).</text:span></text:p>
      <text:p text:style-name="P26"><text:span text:style-name="Strong_20_Emphasis"><text:span text:style-name="T13">Constraints:</text:span></text:span><text:span text:style-name="T15"><text:line-break/>1 &lt;= heighti &lt;= 106<text:line-break/>1 &lt;= N &lt;= 105</text:span></text:p>
      <text:p text:style-name="P20"/>
      <text:p text:style-name="P20">class Solution</text:p>
      <text:p text:style-name="P20">{</text:p>
      <text:p text:style-name="P20"><text:s text:c="4"/>public:</text:p>
      <text:p text:style-name="P20"><text:s text:c="4"/>//Function to return the maximum water that can be stored.</text:p>
      <text:p text:style-name="P20"><text:s text:c="4"/>int maxWater(int height[], int n) </text:p>
      <text:p text:style-name="P20"><text:s text:c="4"/>{ </text:p>
      <text:p text:style-name="P20"><text:s text:c="8"/>//Your code here</text:p>
      <text:p text:style-name="P20"><text:s text:c="4"/>} </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13. Smallest Positive missing number <text:bookmark text:name="reportIssueBtn12"/><text:bookmark text:name="bookmarkIcon12"/></text:p>
      <text:p text:style-name="P19"><text:span text:style-name="Strong_20_Emphasis"><text:span text:style-name="T9">Medium </text:span></text:span><text:span text:style-name="T10">Accuracy:</text:span><text:span text:style-name="T11"> </text:span><text:span text:style-name="T12">45.09% </text:span><text:span text:style-name="T10">Submissions:</text:span><text:span text:style-name="T11"> </text:span><text:span text:style-name="T12">91725 </text:span><text:span text:style-name="T10">Points:</text:span><text:span text:style-name="T11"> </text:span><text:span text:style-name="T12">4</text:span></text:p>
      <text:p text:style-name="P3"/>
      <text:p text:style-name="P26"><text:span text:style-name="T15">You are given an array </text:span><text:span text:style-name="Strong_20_Emphasis"><text:span text:style-name="T13">arr</text:span></text:span><text:span text:style-name="T15">[] of </text:span><text:span text:style-name="Strong_20_Emphasis"><text:span text:style-name="T13">N</text:span></text:span><text:span text:style-name="T15"> integers including 0. The task is to find the smallest positive number missing from the array.</text:span></text:p>
      <text:p text:style-name="P26"><text:span text:style-name="Strong_20_Emphasis"><text:span text:style-name="T13">Example 1:</text:span></text:span></text:p>
      <text:p text:style-name="P5"><text:span text:style-name="Strong_20_Emphasis"><text:span text:style-name="T17">Input:</text:span></text:span></text:p>
      <text:p text:style-name="P6">N = 5</text:p>
      <text:p text:style-name="P6">arr[] = {1,2,3,4,5}</text:p>
      <text:p text:style-name="P10"><text:span text:style-name="Strong_20_Emphasis"><text:span text:style-name="T17">Output: </text:span></text:span><text:span text:style-name="T19">6</text:span></text:p>
      <text:p text:style-name="P10"><text:span text:style-name="Strong_20_Emphasis"><text:span text:style-name="T17">Explanation: </text:span></text:span><text:span text:style-name="T19">Smallest positive missing </text:span></text:p>
      <text:p text:style-name="P6">number is 6.</text:p>
      <text:p text:style-name="P26"><text:span text:style-name="Strong_20_Emphasis"><text:span text:style-name="T13">Example 2:</text:span></text:span></text:p>
      <text:p text:style-name="P5"><text:span text:style-name="Strong_20_Emphasis"><text:span text:style-name="T17">Input:</text:span></text:span></text:p>
      <text:p text:style-name="P6">N = 5</text:p>
      <text:p text:style-name="P6">arr[] = {0,-10,1,3,-20}</text:p>
      <text:p text:style-name="P10"><text:span text:style-name="Strong_20_Emphasis"><text:span text:style-name="T17">Output: </text:span></text:span><text:span text:style-name="T19">2</text:span></text:p>
      <text:p text:style-name="P10"><text:span text:style-name="Strong_20_Emphasis"><text:span text:style-name="T17">Explanation: </text:span></text:span><text:span text:style-name="T19">Smallest positive missing </text:span></text:p>
      <text:p text:style-name="P6">number is 2.</text:p>
      <text:p text:style-name="P26"><text:span text:style-name="Strong_20_Emphasis"><text:span text:style-name="T13">Your Task:</text:span></text:span><text:span text:style-name="T15"><text:line-break/>The task is to complete the function </text:span><text:span text:style-name="Strong_20_Emphasis"><text:span text:style-name="T13">missingNumber</text:span></text:span><text:span text:style-name="T15">() which returns the smallest positive missing number in the array.</text:span></text:p>
      <text:p text:style-name="P26"><text:span text:style-name="Strong_20_Emphasis"><text:span text:style-name="T13">Expected Time Complexity:</text:span></text:span><text:span text:style-name="T15"> O(N).<text:line-break/></text:span><text:span text:style-name="Strong_20_Emphasis"><text:span text:style-name="T13">Expected Auxiliary Space:</text:span></text:span><text:span text:style-name="T15"> O(1).</text:span></text:p>
      <text:p text:style-name="P26"><text:span text:style-name="Strong_20_Emphasis"><text:span text:style-name="T13">Constraints:</text:span></text:span><text:span text:style-name="T15"><text:line-break/>1 &lt;= N &lt;= 106<text:line-break/>-106 &lt;= arr[i] &lt;= 106</text:span></text:p>
      <text:p text:style-name="P25"> </text:p>
      <text:p text:style-name="P20">class Solution</text:p>
      <text:p text:style-name="P20">{</text:p>
      <text:p text:style-name="P20"><text:s text:c="4"/>public:</text:p>
      <text:p text:style-name="P20"><text:s text:c="4"/>//Function to find the smallest positive number missing from the array.</text:p>
      <text:p text:style-name="P20"><text:s text:c="4"/>int missingNumber(int arr[], int n) </text:p>
      <text:p text:style-name="P20"><text:s text:c="4"/>{ </text:p>
      <text:p text:style-name="P20"><text:s text:c="4"/></text:p>
      <text:p text:style-name="P20"><text:soft-page-break/><text:s text:c="4"/>} </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14. Count only Repeated <text:bookmark text:name="reportIssueBtn13"/><text:bookmark text:name="bookmarkIcon13"/></text:p>
      <text:p text:style-name="P19"><text:span text:style-name="Strong_20_Emphasis"><text:span text:style-name="T9">Medium </text:span></text:span><text:span text:style-name="T10">Accuracy:</text:span><text:span text:style-name="T11"> </text:span><text:span text:style-name="T12">59.58% </text:span><text:span text:style-name="T10">Submissions:</text:span><text:span text:style-name="T11"> </text:span><text:span text:style-name="T12">8087 </text:span><text:span text:style-name="T10">Points:</text:span><text:span text:style-name="T11"> </text:span><text:span text:style-name="T12">4</text:span></text:p>
      <text:p text:style-name="P3"/>
      <text:p text:style-name="P26"><text:span text:style-name="T15">Given an array </text:span><text:span text:style-name="Strong_20_Emphasis"><text:span text:style-name="T13">arr</text:span></text:span><text:span text:style-name="T15">[] of </text:span><text:span text:style-name="Strong_20_Emphasis"><text:span text:style-name="T13">N</text:span></text:span><text:span text:style-name="T15"> positive integers, where elements are consecutive (sorted). Also, there is a single element which is repeating </text:span><text:span text:style-name="Strong_20_Emphasis"><text:span text:style-name="T13">X</text:span></text:span><text:span text:style-name="T15"> (any variable) number of times. Now, the task is to find the element which is repeated and number of times it is repeated.<text:line-break/></text:span><text:span text:style-name="Strong_20_Emphasis"><text:span text:style-name="T13">Note: </text:span></text:span><text:span text:style-name="T15">If there's no repeating element, Return {-1,-1}.</text:span></text:p>
      <text:p text:style-name="P26"><text:span text:style-name="T15"><text:line-break/></text:span><text:span text:style-name="Strong_20_Emphasis"><text:span text:style-name="T13">Example 1:</text:span></text:span></text:p>
      <text:p text:style-name="P5"><text:span text:style-name="Strong_20_Emphasis"><text:span text:style-name="T17">Input:</text:span></text:span></text:p>
      <text:p text:style-name="P6">N = 5</text:p>
      <text:p text:style-name="P6">arr[] = {1,2,3,3,4}</text:p>
      <text:p text:style-name="P10"><text:span text:style-name="Strong_20_Emphasis"><text:span text:style-name="T17">Output: </text:span></text:span><text:span text:style-name="T19">3 2</text:span></text:p>
      <text:p text:style-name="P10"><text:span text:style-name="Strong_20_Emphasis"><text:span text:style-name="T17">Explanation: </text:span></text:span><text:span text:style-name="T19">In the given array, 3 is </text:span></text:p>
      <text:p text:style-name="P6">occuring two times.</text:p>
      <text:p text:style-name="P26"><text:span text:style-name="Strong_20_Emphasis"><text:span text:style-name="T13">Example 2:</text:span></text:span></text:p>
      <text:p text:style-name="P5"><text:span text:style-name="Strong_20_Emphasis"><text:span text:style-name="T17">Input:</text:span></text:span></text:p>
      <text:p text:style-name="P6">N = 5</text:p>
      <text:p text:style-name="P6">arr[] = {2,3,4,5,5}</text:p>
      <text:p text:style-name="P10"><text:span text:style-name="Strong_20_Emphasis"><text:span text:style-name="T17">Output: </text:span></text:span><text:span text:style-name="T19">5 2</text:span></text:p>
      <text:p text:style-name="P10"><text:span text:style-name="Strong_20_Emphasis"><text:span text:style-name="T17">Explanation: </text:span></text:span><text:span text:style-name="T19">In the given array, 5 is </text:span></text:p>
      <text:p text:style-name="P6">occuring two times.</text:p>
      <text:p text:style-name="P26"><text:span text:style-name="Strong_20_Emphasis"><text:span text:style-name="T13">Example 3:</text:span></text:span></text:p>
      <text:p text:style-name="P5"><text:span text:style-name="Strong_20_Emphasis"><text:span text:style-name="T17">Input:</text:span></text:span></text:p>
      <text:p text:style-name="P6">N = 3</text:p>
      <text:p text:style-name="P6">arr[] = {1,2,3}</text:p>
      <text:p text:style-name="P10"><text:span text:style-name="Strong_20_Emphasis"><text:span text:style-name="T17">Output: </text:span></text:span><text:span text:style-name="T19">-1 -1</text:span></text:p>
      <text:p text:style-name="P10"><text:span text:style-name="Strong_20_Emphasis"><text:span text:style-name="T17">Explanation: </text:span></text:span><text:span text:style-name="T19">In the given array, there's no</text:span></text:p>
      <text:p text:style-name="P6">repeating element, and thus the given Output.</text:p>
      <text:p text:style-name="P26"><text:span text:style-name="T15"><text:line-break/></text:span><text:span text:style-name="Strong_20_Emphasis"><text:span text:style-name="T13">Your Task:</text:span></text:span><text:span text:style-name="T15"><text:line-break/>Complete </text:span><text:span text:style-name="Strong_20_Emphasis"><text:span text:style-name="T13">findRepeating </text:span></text:span><text:span text:style-name="T15">function and return pair of element which is repeated and the number of times it is repeated. The printing is done by the driver code.</text:span></text:p>
      <text:p text:style-name="P26"><text:soft-page-break/><text:span text:style-name="T15"><text:line-break/></text:span><text:span text:style-name="Strong_20_Emphasis"><text:span text:style-name="T13">Constraints:</text:span></text:span><text:span text:style-name="T15"><text:line-break/>1 &lt;= N &lt;= 107<text:line-break/>1 &lt;= arr[i] &lt;= 1015</text:span></text:p>
      <text:p text:style-name="P26"><text:span text:style-name="T15"><text:line-break/></text:span><text:span text:style-name="Strong_20_Emphasis"><text:span text:style-name="T13">Expected Time Complexity</text:span></text:span><text:span text:style-name="T15">: O(logN)<text:line-break/></text:span><text:span text:style-name="Strong_20_Emphasis"><text:span text:style-name="T13">Expected Auxilliary Space</text:span></text:span><text:span text:style-name="T15">: O(1)</text:span></text:p>
      <text:p text:style-name="P20">class Solution</text:p>
      <text:p text:style-name="P20">{</text:p>
      <text:p text:style-name="P20"><text:s text:c="4"/>public:</text:p>
      <text:p text:style-name="P20"><text:s text:c="4"/>//Function to find repeated element and its frequency.</text:p>
      <text:p text:style-name="P20"><text:s text:c="4"/>pair&lt;int, int&gt; findRepeating(int *arr, int n){</text:p>
      <text:p text:style-name="P20"><text:s text:c="8"/>//code here</text:p>
      <text:p text:style-name="P20"><text:s text:c="4"/>}</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style-name="Sect2" text:name="problems">
        <text:p text:style-name="P30"><text:soft-page-break/><text:span text:style-name="T28">15. Count More than n/k Occurences </text:span><text:bookmark text:name="bookmarkIcon14"/><text:bookmark text:name="reportIssueBtn14"/></text:p>
        <text:p text:style-name="P29"><text:span text:style-name="Strong_20_Emphasis"><text:span text:style-name="T25">Medium </text:span></text:span><text:span text:style-name="T26">Accuracy:</text:span><text:span text:style-name="T23"> </text:span><text:span text:style-name="T24">49.91% </text:span><text:span text:style-name="T26">Submissions:</text:span><text:span text:style-name="T23"> </text:span><text:span text:style-name="T24">27392 </text:span><text:span text:style-name="T26">Points:</text:span><text:span text:style-name="T23"> </text:span><text:span text:style-name="T24">4</text:span></text:p>
        <text:p text:style-name="P4"/>
        <text:p text:style-name="P26"><text:span text:style-name="T16">Given an array </text:span><text:span text:style-name="Strong_20_Emphasis"><text:span text:style-name="T14">arr</text:span></text:span><text:span text:style-name="T16">[] of size </text:span><text:span text:style-name="Strong_20_Emphasis"><text:span text:style-name="T14">N</text:span></text:span><text:span text:style-name="T16"> and an element </text:span><text:span text:style-name="Strong_20_Emphasis"><text:span text:style-name="T14">k</text:span></text:span><text:span text:style-name="T16">. The task is to find all elements in array that appear more than </text:span><text:span text:style-name="Strong_20_Emphasis"><text:span text:style-name="T14">n/k</text:span></text:span><text:span text:style-name="T16"> times.</text:span></text:p>
        <text:p text:style-name="P26"><text:span text:style-name="Strong_20_Emphasis"><text:span text:style-name="T14">Example 1:</text:span></text:span></text:p>
        <text:p text:style-name="P5"><text:span text:style-name="Strong_20_Emphasis"><text:span text:style-name="T18">Input:</text:span></text:span></text:p>
        <text:p text:style-name="P7">N = 8</text:p>
        <text:p text:style-name="P7">arr[] = {3,1,2,2,1,2,3,3}</text:p>
        <text:p text:style-name="P7">k = 4</text:p>
        <text:p text:style-name="P10"><text:span text:style-name="Strong_20_Emphasis"><text:span text:style-name="T18">Output: </text:span></text:span><text:span text:style-name="T20">2</text:span></text:p>
        <text:p text:style-name="P10"><text:span text:style-name="Strong_20_Emphasis"><text:span text:style-name="T18">Explanation: </text:span></text:span><text:span text:style-name="T20">In the given array, 3 and</text:span></text:p>
        <text:p text:style-name="P9"><text:s/><text:span text:style-name="T27">2 are the only elements that appears </text:span></text:p>
        <text:p text:style-name="P7">more than n/k times.</text:p>
        <text:p text:style-name="P26"><text:span text:style-name="Strong_20_Emphasis"><text:span text:style-name="T14">Example 2:</text:span></text:span></text:p>
        <text:p text:style-name="P5"><text:span text:style-name="Strong_20_Emphasis"><text:span text:style-name="T18">Input:</text:span></text:span></text:p>
        <text:p text:style-name="P7">N = 4</text:p>
        <text:p text:style-name="P7">arr[] = {2,3,3,2}</text:p>
        <text:p text:style-name="P7">k = 3</text:p>
        <text:p text:style-name="P10"><text:span text:style-name="Strong_20_Emphasis"><text:span text:style-name="T18">Output: </text:span></text:span><text:span text:style-name="T20">2</text:span></text:p>
        <text:p text:style-name="P10"><text:span text:style-name="Strong_20_Emphasis"><text:span text:style-name="T18">Explanation: </text:span></text:span><text:span text:style-name="T20">In the given array, 3 and 2 </text:span></text:p>
        <text:p text:style-name="P7">are the only elements that appears more </text:p>
        <text:p text:style-name="P7">than n/k times. So the count of elements </text:p>
        <text:p text:style-name="P7">are 2.</text:p>
        <text:p text:style-name="P26"><text:span text:style-name="Strong_20_Emphasis"><text:span text:style-name="T14">Your Task:</text:span></text:span><text:span text:style-name="T16"><text:line-break/>The task is to complete the function </text:span><text:span text:style-name="Strong_20_Emphasis"><text:span text:style-name="T14">countOccurence</text:span></text:span><text:span text:style-name="T16">() which </text:span><text:span text:style-name="Strong_20_Emphasis"><text:span text:style-name="T14">returns count </text:span></text:span><text:span text:style-name="T16">of elements with more than </text:span><text:span text:style-name="Strong_20_Emphasis"><text:span text:style-name="T14">n/k</text:span></text:span><text:span text:style-name="T16"> times appearance.</text:span></text:p>
        <text:p text:style-name="P26"><text:span text:style-name="Strong_20_Emphasis"><text:span text:style-name="T14">Expected Time Complexity:</text:span></text:span><text:span text:style-name="T16"> O(N).<text:line-break/></text:span><text:span text:style-name="Strong_20_Emphasis"><text:span text:style-name="T14">Expected Auxiliary Space:</text:span></text:span><text:span text:style-name="T16"> O(N).</text:span></text:p>
        <text:p text:style-name="P26"><text:span text:style-name="Strong_20_Emphasis"><text:span text:style-name="T14">Constraints:</text:span></text:span><text:span text:style-name="T16"><text:line-break/>1 &lt;= N &lt;= 104<text:line-break/>1 &lt;= a[i] &lt;= 106<text:line-break/>1 &lt;= k &lt;= N</text:span></text:p>
        <text:p text:style-name="P28"/>
      </text:section>
      <text:p text:style-name="P20"><text:soft-page-break/>class Solution</text:p>
      <text:p text:style-name="P20">{</text:p>
      <text:p text:style-name="P20"><text:s text:c="4"/>public:</text:p>
      <text:p text:style-name="P20"><text:s text:c="4"/>//Function to find all elements in array that appear more than n/k times.</text:p>
      <text:p text:style-name="P20"><text:s text:c="4"/>int countOccurence(int arr[], int n, int k) {</text:p>
      <text:p text:style-name="P20"><text:s text:c="8"/>// Your code here</text:p>
      <text:p text:style-name="P20"><text:s text:c="4"/>}</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16. Allocate minimum number of pages <text:bookmark text:name="bookmarkIcon15"/><text:bookmark text:name="reportIssueBtn15"/></text:p>
      <text:p text:style-name="P19"><text:span text:style-name="Strong_20_Emphasis"><text:span text:style-name="T9">Hard </text:span></text:span><text:span text:style-name="T10">Accuracy:</text:span><text:span text:style-name="T11"> </text:span><text:span text:style-name="T12">48.87% </text:span><text:span text:style-name="T10">Submissions:</text:span><text:span text:style-name="T11"> </text:span><text:span text:style-name="T12">34401 </text:span><text:span text:style-name="T10">Points:</text:span><text:span text:style-name="T11"> </text:span><text:span text:style-name="T12">8</text:span></text:p>
      <text:p text:style-name="P3"/>
      <text:p text:style-name="P26"><text:span text:style-name="T15">You are given </text:span><text:span text:style-name="Strong_20_Emphasis"><text:span text:style-name="T13">N</text:span></text:span><text:span text:style-name="T15"> number of books. Every ith book has</text:span><text:span text:style-name="Strong_20_Emphasis"><text:span text:style-name="T15"> </text:span></text:span><text:span text:style-name="Strong_20_Emphasis"><text:span text:style-name="T13">Ai </text:span></text:span><text:span text:style-name="T15">number of pages. <text:line-break/>You have to allocate contagious books to </text:span><text:span text:style-name="Strong_20_Emphasis"><text:span text:style-name="T13">M</text:span></text:span><text:span text:style-name="T15"> number of students. There can be many ways or permutations to do so. In each permutation, one of the </text:span><text:span text:style-name="Strong_20_Emphasis"><text:span text:style-name="T13">M</text:span></text:span><text:span text:style-name="T15"> students will be allocated the maximum number of pages. Out of all these permutations, the task is to find that particular permutation in which the maximum number of pages allocated to a student is minimum of those in all the other permutations and print this minimum value. </text:span></text:p>
      <text:p text:style-name="P23">Each book will be allocated to exactly one student. Each student has to be allocated at least one book.</text:p>
      <text:p text:style-name="P26"><text:span text:style-name="Strong_20_Emphasis"><text:span text:style-name="T13">Note: </text:span></text:span><text:span text:style-name="T15">Return </text:span><text:span text:style-name="Strong_20_Emphasis"><text:span text:style-name="T13">-1</text:span></text:span><text:span text:style-name="T15"> if a valid assignment is not possible, and </text:span><text:span text:style-name="Strong_20_Emphasis"><text:span text:style-name="T13">allotment should be in contiguous order (see the explanation for better understanding).</text:span></text:span></text:p>
      <text:p text:style-name="P26"><text:span text:style-name="T15"><text:line-break/></text:span><text:span text:style-name="Strong_20_Emphasis"><text:span text:style-name="T13">Example 1:</text:span></text:span></text:p>
      <text:p text:style-name="P5"><text:span text:style-name="Strong_20_Emphasis"><text:span text:style-name="T17">Input:</text:span></text:span></text:p>
      <text:p text:style-name="P6">N = 4</text:p>
      <text:p text:style-name="P6">A[] = {12,34,67,90}</text:p>
      <text:p text:style-name="P6">M = 2</text:p>
      <text:p text:style-name="P10"><text:span text:style-name="Strong_20_Emphasis"><text:span text:style-name="T17">Output:</text:span></text:span></text:p>
      <text:p text:style-name="P6">113</text:p>
      <text:p text:style-name="P10"><text:span text:style-name="Strong_20_Emphasis"><text:span text:style-name="T17">Explanation: </text:span></text:span></text:p>
      <text:p text:style-name="P6">Allocation can be done in following ways:</text:p>
      <text:p text:style-name="P6">{12} and {34, 67, 90} Maximum Pages = 191</text:p>
      <text:p text:style-name="P6">{12, 34} and {67, 90} Maximum Pages = 157</text:p>
      <text:p text:style-name="P6">{12, 34, 67} and {90}  Maximum Pages =113</text:p>
      <text:p text:style-name="P6">Therefore, the minimum of these cases is </text:p>
      <text:p text:style-name="P6">113, which is selected as the output.</text:p>
      <text:p text:style-name="P26"><text:span text:style-name="Strong_20_Emphasis"><text:span text:style-name="T13">Example 2:</text:span></text:span></text:p>
      <text:p text:style-name="P5"><text:span text:style-name="Strong_20_Emphasis"><text:span text:style-name="T17">Input:</text:span></text:span></text:p>
      <text:p text:style-name="P6">N = 3</text:p>
      <text:p text:style-name="P6">A[] = {15,17,20}</text:p>
      <text:p text:style-name="P6">M = 2</text:p>
      <text:p text:style-name="P10"><text:span text:style-name="Strong_20_Emphasis"><text:span text:style-name="T17">Output:</text:span></text:span></text:p>
      <text:p text:style-name="P6"><text:soft-page-break/>32</text:p>
      <text:p text:style-name="P10"><text:span text:style-name="Strong_20_Emphasis"><text:span text:style-name="T17">Explanation:</text:span></text:span></text:p>
      <text:p text:style-name="P6">Allocation is done as </text:p>
      <text:p text:style-name="P6">{15,17} and {20}</text:p>
      <text:p text:style-name="P26"><text:span text:style-name="T15"><text:line-break/></text:span><text:span text:style-name="Strong_20_Emphasis"><text:span text:style-name="T13">Your Task:</text:span></text:span><text:span text:style-name="T15"><text:line-break/>You don't need to read input or print anything. Your task is to complete the function </text:span><text:span text:style-name="Strong_20_Emphasis"><text:span text:style-name="T13">findPages()</text:span></text:span><text:span text:style-name="T15"> which takes 2 Integers N, and m and an array A[] of length N as input and returns the expected answer.</text:span></text:p>
      <text:p text:style-name="P26"><text:span text:style-name="T15"><text:line-break/></text:span><text:span text:style-name="Strong_20_Emphasis"><text:span text:style-name="T13">Expected Time Complexity</text:span></text:span><text:span text:style-name="T15">: O(NlogN)<text:line-break/></text:span><text:span text:style-name="Strong_20_Emphasis"><text:span text:style-name="T13">Expected Auxilliary Space</text:span></text:span><text:span text:style-name="T15">: O(1)</text:span></text:p>
      <text:p text:style-name="P26"><text:span text:style-name="T15"><text:line-break/></text:span><text:span text:style-name="Strong_20_Emphasis"><text:span text:style-name="T13">Constraints:</text:span></text:span><text:span text:style-name="T15"><text:line-break/>1 &lt;= N &lt;= 105<text:line-break/>1 &lt;= A [ i ] &lt;= 106<text:line-break/>1 &lt;= M &lt;= 105</text:span></text:p>
      <text:p text:style-name="P20"/>
      <text:p text:style-name="P20">class Solution </text:p>
      <text:p text:style-name="P20">{</text:p>
      <text:p text:style-name="P20"><text:s text:c="4"/>public:</text:p>
      <text:p text:style-name="P20"><text:s text:c="4"/>//Function to find minimum number of pages.</text:p>
      <text:p text:style-name="P20"><text:s text:c="4"/>int findPages(int A[], int N, int M) </text:p>
      <text:p text:style-name="P20"><text:s text:c="4"/>{</text:p>
      <text:p text:style-name="P20"><text:s text:c="8"/>//code here</text:p>
      <text:p text:style-name="P20"><text:s text:c="4"/>}</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17. Subarray with given sum <text:bookmark text:name="bookmarkIcon16"/><text:bookmark text:name="reportIssueBtn16"/></text:p>
      <text:p text:style-name="P19"><text:span text:style-name="Strong_20_Emphasis"><text:span text:style-name="T9">Easy </text:span></text:span><text:span text:style-name="T10">Accuracy:</text:span><text:span text:style-name="T11"> </text:span><text:span text:style-name="T12">39.71% </text:span><text:span text:style-name="T10">Submissions:</text:span><text:span text:style-name="T11"> </text:span><text:span text:style-name="T12">100k+ </text:span><text:span text:style-name="T10">Points:</text:span><text:span text:style-name="T11"> </text:span><text:span text:style-name="T12">2</text:span></text:p>
      <text:p text:style-name="P3"/>
      <text:p text:style-name="P26"><text:span text:style-name="T15">Given an unsorted array </text:span><text:span text:style-name="Strong_20_Emphasis"><text:span text:style-name="T13">A </text:span></text:span><text:span text:style-name="T15">of size </text:span><text:span text:style-name="Strong_20_Emphasis"><text:span text:style-name="T13">N</text:span></text:span><text:span text:style-name="T15"> that contains only non-negative integers, find a continuous sub-array which adds to a given number </text:span><text:span text:style-name="Strong_20_Emphasis"><text:span text:style-name="T13">S</text:span></text:span><text:span text:style-name="T15">.</text:span></text:p>
      <text:p text:style-name="P25"> </text:p>
      <text:p text:style-name="P26"><text:span text:style-name="Strong_20_Emphasis"><text:span text:style-name="T13">Example 1:</text:span></text:span></text:p>
      <text:p text:style-name="P5"><text:span text:style-name="Strong_20_Emphasis"><text:span text:style-name="T17">Input:</text:span></text:span></text:p>
      <text:p text:style-name="P6">N = 5, S = 12</text:p>
      <text:p text:style-name="P6">A[] = {1,2,3,7,5}</text:p>
      <text:p text:style-name="P10"><text:span text:style-name="Strong_20_Emphasis"><text:span text:style-name="T17">Output: </text:span></text:span><text:span text:style-name="T19">2 4</text:span></text:p>
      <text:p text:style-name="P10"><text:span text:style-name="Strong_20_Emphasis"><text:span text:style-name="T17">Explanation: </text:span></text:span><text:span text:style-name="T19">The sum of elements </text:span></text:p>
      <text:p text:style-name="P6">from 2nd position to 4th position </text:p>
      <text:p text:style-name="P6">is 12.</text:p>
      <text:p text:style-name="P25"> </text:p>
      <text:p text:style-name="P26"><text:span text:style-name="Strong_20_Emphasis"><text:span text:style-name="T13">Example 2:</text:span></text:span></text:p>
      <text:p text:style-name="P5"><text:span text:style-name="Strong_20_Emphasis"><text:span text:style-name="T17">Input:</text:span></text:span></text:p>
      <text:p text:style-name="P6">N = 10, S = 15</text:p>
      <text:p text:style-name="P6">A[] = {1,2,3,4,5,6,7,8,9,10}</text:p>
      <text:p text:style-name="P10"><text:span text:style-name="Strong_20_Emphasis"><text:span text:style-name="T17">Output: </text:span></text:span><text:span text:style-name="T19">1 5</text:span></text:p>
      <text:p text:style-name="P10"><text:span text:style-name="Strong_20_Emphasis"><text:span text:style-name="T17">Explanation: </text:span></text:span><text:span text:style-name="T19">The sum of elements </text:span></text:p>
      <text:p text:style-name="P6">from 1st position to 5th position</text:p>
      <text:p text:style-name="P6">is 15.</text:p>
      <text:p text:style-name="P25"> </text:p>
      <text:p text:style-name="P26"><text:span text:style-name="Strong_20_Emphasis"><text:span text:style-name="T13">Your Task:</text:span></text:span><text:span text:style-name="T15"><text:line-break/>You don't need to read input or print anything. The task is to complete the function </text:span><text:span text:style-name="Strong_20_Emphasis"><text:span text:style-name="T13">subarraySum</text:span></text:span><text:span text:style-name="T15">() which takes arr, N and S as input parameters and returns a list containing the starting and ending positions of the first such occurring subarray from the left where sum equals to S. The two indexes in the list should be according to 1-based indexing. If no such subarray is found, return an array consisting only one element that is -1.</text:span></text:p>
      <text:p text:style-name="P25"> </text:p>
      <text:p text:style-name="P26"><text:span text:style-name="Strong_20_Emphasis"><text:span text:style-name="T13">Expected Time Complexity: </text:span></text:span><text:span text:style-name="T15">O(N)<text:line-break/></text:span><text:span text:style-name="Strong_20_Emphasis"><text:span text:style-name="T13">Expected Auxiliary Space: </text:span></text:span><text:span text:style-name="T15">O(1)</text:span></text:p>
      <text:p text:style-name="P25"> </text:p>
      <text:p text:style-name="P26"><text:soft-page-break/><text:span text:style-name="Strong_20_Emphasis"><text:span text:style-name="T13">Constraints:</text:span></text:span><text:span text:style-name="T15"><text:line-break/>1 &lt;= N &lt;= 105<text:line-break/>1 &lt;= Ai &lt;= 109</text:span></text:p>
      <text:p text:style-name="P20">class Solution</text:p>
      <text:p text:style-name="P20">{</text:p>
      <text:p text:style-name="P20"><text:s text:c="4"/>public:</text:p>
      <text:p text:style-name="P20"><text:s text:c="4"/>//Function to find a continuous sub-array which adds up to a given number.</text:p>
      <text:p text:style-name="P20"><text:s text:c="4"/>vector&lt;int&gt; subarraySum(int arr[], int n, long long s)</text:p>
      <text:p text:style-name="P20"><text:s text:c="4"/>{</text:p>
      <text:p text:style-name="P20"><text:s text:c="8"/>// Your code here</text:p>
      <text:p text:style-name="P20"><text:s text:c="4"/>}</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18. Median of Two sorted arrays <text:bookmark text:name="bookmarkIcon19"/><text:bookmark text:name="reportIssueBtn19"/></text:p>
      <text:p text:style-name="P19"><text:span text:style-name="Strong_20_Emphasis"><text:span text:style-name="T9">Hard </text:span></text:span><text:span text:style-name="T10">Accuracy:</text:span><text:span text:style-name="T11"> </text:span><text:span text:style-name="T12">46.21% </text:span><text:span text:style-name="T10">Submissions:</text:span><text:span text:style-name="T11"> </text:span><text:span text:style-name="T12">20334 </text:span><text:span text:style-name="T10">Points:</text:span><text:span text:style-name="T11"> </text:span><text:span text:style-name="T12">8</text:span></text:p>
      <text:p text:style-name="P3"/>
      <text:p text:style-name="P26"><text:span text:style-name="T15">Given two sorted arrays of sizes </text:span><text:span text:style-name="Strong_20_Emphasis"><text:span text:style-name="T13">N</text:span></text:span><text:span text:style-name="T15"> and </text:span><text:span text:style-name="Strong_20_Emphasis"><text:span text:style-name="T13">M</text:span></text:span><text:span text:style-name="T15"> respectively. The task is to find the median of the two arrays when they get merged.<text:line-break/>If there are even number of elements in the resulting array, find the floor of the average of two medians.</text:span></text:p>
      <text:p text:style-name="P25"> </text:p>
      <text:p text:style-name="P26"><text:span text:style-name="Strong_20_Emphasis"><text:span text:style-name="T13">Example 1:</text:span></text:span></text:p>
      <text:p text:style-name="P5"><text:span text:style-name="Strong_20_Emphasis"><text:span text:style-name="T17">Input:</text:span></text:span></text:p>
      <text:p text:style-name="P6">N = 5, M = 6 </text:p>
      <text:p text:style-name="P6">arr[] = {1,2,3,4,5}</text:p>
      <text:p text:style-name="P6">brr[] = {3,4,5,6,7,8}</text:p>
      <text:p text:style-name="P10"><text:span text:style-name="Strong_20_Emphasis"><text:span text:style-name="T17">Output: </text:span></text:span><text:span text:style-name="T19">4</text:span></text:p>
      <text:p text:style-name="P10"><text:span text:style-name="Strong_20_Emphasis"><text:span text:style-name="T17">Explanation: </text:span></text:span><text:span text:style-name="T19">After merging two arrays, </text:span></text:p>
      <text:p text:style-name="P6">elements will be as 1 2 3 3 4 4 5 5 6 7 8</text:p>
      <text:p text:style-name="P6">So, median is 4.</text:p>
      <text:p text:style-name="P25"> </text:p>
      <text:p text:style-name="P26"><text:span text:style-name="Strong_20_Emphasis"><text:span text:style-name="T13">Example 2:</text:span></text:span></text:p>
      <text:p text:style-name="P5"><text:span text:style-name="Strong_20_Emphasis"><text:span text:style-name="T17">Input:</text:span></text:span></text:p>
      <text:p text:style-name="P6">N = 2, M = 3 </text:p>
      <text:p text:style-name="P6">arr[] = {1,2}</text:p>
      <text:p text:style-name="P6">brr[] = {2,3,4}</text:p>
      <text:p text:style-name="P10"><text:span text:style-name="Strong_20_Emphasis"><text:span text:style-name="T17">Output: </text:span></text:span><text:span text:style-name="T19">2</text:span></text:p>
      <text:p text:style-name="P10"><text:span text:style-name="Strong_20_Emphasis"><text:span text:style-name="T17">Explanation: </text:span></text:span><text:span text:style-name="T19">After merging two arrays, </text:span></text:p>
      <text:p text:style-name="P6">elements will be as 1 2 2 3 4. So, </text:p>
      <text:p text:style-name="P6">median is 2.</text:p>
      <text:p text:style-name="P25"> </text:p>
      <text:p text:style-name="P26"><text:span text:style-name="Strong_20_Emphasis"><text:span text:style-name="T13">Your Task:</text:span></text:span><text:span text:style-name="T15"><text:line-break/>You do not need to read input or print anything. Complete </text:span><text:span text:style-name="Strong_20_Emphasis"><text:span text:style-name="T13">findMedian() </text:span></text:span><text:span text:style-name="T15">function which takes the two arrays and n and m as input parameters and returns their median. If there are total even elements, return floor of average of middle two elements.</text:span></text:p>
      <text:p text:style-name="P25"> </text:p>
      <text:p text:style-name="P26"><text:soft-page-break/><text:span text:style-name="Strong_20_Emphasis"><text:span text:style-name="T13">Expected Time Complexity</text:span></text:span><text:span text:style-name="T15"> : O(log(max(m,n)))<text:line-break/></text:span><text:span text:style-name="Strong_20_Emphasis"><text:span text:style-name="T13">Expected Auxilliary Space</text:span></text:span><text:span text:style-name="T15"> : O(1)</text:span></text:p>
      <text:p text:style-name="P25"> </text:p>
      <text:p text:style-name="P26"><text:span text:style-name="Strong_20_Emphasis"><text:span text:style-name="T13">Constraints:</text:span></text:span><text:span text:style-name="T15"><text:line-break/>1 &lt;= N, M &lt;= 106<text:line-break/>1 &lt;= arr[i], brr[i] &lt;= 107</text:span></text:p>
      <text:p text:style-name="P20">class Solution</text:p>
      <text:p text:style-name="P20">{</text:p>
      <text:p text:style-name="P20"><text:s text:c="4"/>public:</text:p>
      <text:p text:style-name="P20"><text:s text:c="4"/>//Function to find the median of the two arrays when they get merged.</text:p>
      <text:p text:style-name="P20"><text:s text:c="4"/>int findMedian(int arr[], int n, int brr[], int m)</text:p>
      <text:p text:style-name="P20"><text:s text:c="4"/>{</text:p>
      <text:p text:style-name="P20"><text:s text:c="8"/>// code here</text:p>
      <text:p text:style-name="P20"><text:s text:c="4"/>}</text:p>
      <text:p text:style-name="P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Nunito" svg:font-family="Nunito, sans-serif"/>
    <style:font-face style:name="arial" svg:font-family="arial, helvetica, sans-serif"/>
    <style:font-face style:name="inherit" svg:font-family="inherit"/>
    <style:font-face style:name="urw-din" svg:font-family="urw-din, sans-serif"/>
    <style:font-face style:name="var font-sofia-pro1" svg:font-family="'var font-sofia-pro'"/>
    <style:font-face style:name="var font-sofia-pro"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6:22:34.364875565</meta:creation-date>
    <dc:date>2021-12-12T16:47:28.443687131</dc:date>
    <meta:editing-duration>PT9S</meta:editing-duration>
    <meta:editing-cycles>1</meta:editing-cycles>
    <meta:document-statistic meta:table-count="0" meta:image-count="0" meta:object-count="0" meta:page-count="33" meta:paragraph-count="575" meta:word-count="3648" meta:character-count="19699" meta:non-whitespace-character-count="16143"/>
    <meta:generator>LibreOffice/6.4.7.2$Linux_X86_64 LibreOffice_project/40$Build-2</meta:generator>
  </office:meta>
</office:document-meta>
</file>